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304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6.03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8.362cm" table:align="left"/>
    </style:style>
    <style:style style:name="Таблица3.A" style:family="table-column">
      <style:table-column-properties style:column-width="2.275cm"/>
    </style:style>
    <style:style style:name="Таблица3.B" style:family="table-column">
      <style:table-column-properties style:column-width="5.001cm"/>
    </style:style>
    <style:style style:name="Таблица3.C" style:family="table-column">
      <style:table-column-properties style:column-width="3.651cm"/>
    </style:style>
    <style:style style:name="Таблица3.D" style:family="table-column">
      <style:table-column-properties style:column-width="3.704cm"/>
    </style:style>
    <style:style style:name="Таблица3.E" style:family="table-column">
      <style:table-column-properties style:column-width="3.731cm"/>
    </style:style>
    <style:style style:name="Таблица3.A1" style:family="table-cell">
      <style:table-cell-properties fo:background-color="#ffffff" fo:padding="0.049cm" fo:border="0.05pt solid #000000">
        <style:background-image/>
      </style:table-cell-properties>
    </style:style>
    <style:style style:name="Таблица3.3" style:family="table-row">
      <style:table-row-properties style:min-row-height="1.535cm"/>
    </style:style>
    <style:style style:name="Таблица3.4" style:family="table-row">
      <style:table-row-properties style:min-row-height="0.503cm"/>
    </style:style>
    <style:style style:name="Таблица3.5" style:family="table-row">
      <style:table-row-properties style:min-row-height="1.136cm"/>
    </style:style>
    <style:style style:name="Таблица3.6" style:family="table-row">
      <style:table-row-properties style:min-row-height="1.005cm"/>
    </style:style>
    <style:style style:name="Таблица3.A9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8.362cm" table:align="left"/>
    </style:style>
    <style:style style:name="Таблица2.A" style:family="table-column">
      <style:table-column-properties style:column-width="2.275cm"/>
    </style:style>
    <style:style style:name="Таблица2.B" style:family="table-column">
      <style:table-column-properties style:column-width="5.001cm"/>
    </style:style>
    <style:style style:name="Таблица2.C" style:family="table-column">
      <style:table-column-properties style:column-width="3.62cm"/>
    </style:style>
    <style:style style:name="Таблица2.D" style:family="table-column">
      <style:table-column-properties style:column-width="3.736cm"/>
    </style:style>
    <style:style style:name="Таблица2.E" style:family="table-column">
      <style:table-column-properties style:column-width="3.731cm"/>
    </style:style>
    <style:style style:name="Таблица2.A1" style:family="table-cell">
      <style:table-cell-properties fo:background-color="#ffffff" fo:padding="0.049cm" fo:border="0.05pt solid #000000">
        <style:background-image/>
      </style:table-cell-properties>
    </style:style>
    <style:style style:name="Таблица2.3" style:family="table-row">
      <style:table-row-properties style:min-row-height="1.535cm"/>
    </style:style>
    <style:style style:name="Таблица2.4" style:family="table-row">
      <style:table-row-properties style:min-row-height="0.503cm"/>
    </style:style>
    <style:style style:name="Таблица2.5" style:family="table-row">
      <style:table-row-properties style:min-row-height="1.958cm"/>
    </style:style>
    <style:style style:name="Таблица2.6" style:family="table-row">
      <style:table-row-properties style:min-row-height="1.005cm"/>
    </style:style>
    <style:style style:name="Таблица2.9" style:family="table-row">
      <style:table-row-properties style:min-row-height="2.461cm"/>
    </style:style>
    <style:style style:name="Таблица2.11" style:family="table-row">
      <style:table-row-properties style:min-row-height="0.596cm"/>
    </style:style>
    <style:style style:name="Таблица2.12" style:family="table-row">
      <style:table-row-properties style:min-row-height="1.984cm"/>
    </style:style>
    <style:style style:name="Таблица2.B12" style:family="table-cell">
      <style:table-cell-properties style:vertical-align="middle" fo:background-color="#ffffff" fo:padding="0.049cm" fo:border="0.05pt solid #000000">
        <style:background-image/>
      </style:table-cell-properties>
    </style:style>
    <style:style style:name="Таблица2.13" style:family="table-row">
      <style:table-row-properties style:min-row-height="1.016cm"/>
    </style:style>
    <style:style style:name="Таблица2.A14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B14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C14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D14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E14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15" style:family="table-row">
      <style:table-row-properties style:min-row-height="0.616cm"/>
    </style:style>
    <style:style style:name="Таблица2.A15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B15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C15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D15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E15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16" style:family="table-row">
      <style:table-row-properties style:min-row-height="0.656cm"/>
    </style:style>
    <style:style style:name="Таблица2.A16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B16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C16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D16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E16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A17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B17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C17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D17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E17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18" style:family="table-row">
      <style:table-row-properties style:min-row-height="2.058cm"/>
    </style:style>
    <style:style style:name="Таблица2.A18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B18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C18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D18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E18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A19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B19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C19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D19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2.E19" style:family="table-cell">
      <style:table-cell-properties fo:background-color="#ffff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2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fo:color="#000000" loext:opacity="100%" style:font-name="Times New Roman" fo:font-size="14pt" fo:font-weight="bold" officeooo:paragraph-rsid="000c9fec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loext:opacity="100%" style:font-name="Times New Roman" fo:font-size="14pt" fo:font-weight="bold" officeooo:paragraph-rsid="0019a758" style:font-size-asian="14pt" style:font-weight-asian="bold" style:font-size-complex="14pt" style:font-weight-complex="bold"/>
    </style:style>
    <style:style style:name="P3" style:family="paragraph" style:parent-style-name="Heading_20_2">
      <loext:graphic-properties draw:fill-gradient-name="gradient" draw:fill-hatch-name="hatch"/>
      <style:paragraph-properties fo:margin-left="0cm" fo:margin-right="0cm" fo:line-height="150%" fo:text-indent="0.499cm" style:auto-text-indent="false"/>
      <style:text-properties fo:color="#000000" loext:opacity="100%" style:font-name="Times New Roman" fo:font-size="14pt" fo:language="en" fo:country="US" fo:font-weight="normal" officeooo:rsid="001bd609" officeooo:paragraph-rsid="001bd609" style:font-size-asian="14pt" style:font-weight-asian="normal" style:font-size-complex="14pt" style:font-weight-complex="normal"/>
    </style:style>
    <style:style style:name="P4" style:family="paragraph" style:parent-style-name="Heading_20_2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fo:color="#000000" loext:opacity="100%" style:font-name="Times New Roman" fo:font-size="14pt" fo:language="en" fo:country="US" fo:font-weight="normal" officeooo:rsid="001bd609" officeooo:paragraph-rsid="001bd609" style:font-size-asian="14pt" style:font-weight-asian="normal" style:font-size-complex="14pt" style:font-weight-complex="normal"/>
    </style:style>
    <style:style style:name="P5" style:family="paragraph" style:parent-style-name="Heading_20_2">
      <loext:graphic-properties draw:fill-hatch-name="hatch"/>
      <style:paragraph-properties fo:margin-left="0cm" fo:margin-right="0cm" fo:line-height="150%" fo:text-indent="1.251cm" style:auto-text-indent="false"/>
      <style:text-properties fo:color="#000000" loext:opacity="100%" style:font-name="Times New Roman" fo:font-size="14pt" fo:font-weight="normal" officeooo:paragraph-rsid="0019d942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orphans="0" fo:widows="0" fo:text-indent="1.249cm" style:auto-text-indent="false"/>
      <style:text-properties fo:color="#000000" loext:opacity="100%" style:font-name="Times New Roman" fo:font-size="14pt" fo:font-weight="normal" officeooo:paragraph-rsid="0019d942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officeooo:rsid="0019a758" officeooo:paragraph-rsid="0019a758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19a758" officeooo:paragraph-rsid="0019a758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2" fo:font-size="14pt" fo:language="ru" fo:country="RU" fo:font-weight="bold" officeooo:paragraph-rsid="000c9fe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0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2" fo:font-size="14pt" fo:language="ru" fo:country="RU" officeooo:paragraph-rsid="000c9fec" style:font-size-asian="14pt" style:language-asian="ru" style:country-asian="RU" style:font-name-complex="Times New Roman1" style:font-size-complex="14pt" style:language-complex="ar" style:country-complex="SA"/>
    </style:style>
    <style:style style:name="P11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2" fo:font-size="14pt" fo:language="ru" fo:country="RU" officeooo:paragraph-rsid="000c9fec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2" style:family="paragraph" style:parent-style-name="Standard">
      <loext:graphic-properties draw:fill-hatch-name="hatch"/>
      <style:paragraph-properties fo:line-height="150%" fo:text-align="center" style:justify-single-word="false"/>
      <style:text-properties fo:color="#000000" loext:opacity="100%" style:font-name="Times New Roman2" fo:font-size="14pt" fo:language="ru" fo:country="RU" officeooo:paragraph-rsid="000c9fec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3" style:family="paragraph" style:parent-style-name="Standard">
      <loext:graphic-properties draw:fill-hatch-name="hatch"/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2" officeooo:paragraph-rsid="000c9fec" style:font-size-complex="14pt"/>
    </style:style>
    <style:style style:name="P14" style:family="paragraph" style:parent-style-name="Standard">
      <loext:graphic-properties draw:fill-hatch-name="hatch"/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2" officeooo:paragraph-rsid="000c9fec" style:font-size-complex="14pt"/>
    </style:style>
    <style:style style:name="P15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2" officeooo:rsid="003d2fa3" officeooo:paragraph-rsid="000c9fec" style:font-size-complex="14pt"/>
    </style:style>
    <style:style style:name="P16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2" officeooo:rsid="000c9fec" officeooo:paragraph-rsid="000c9fec" style:font-size-complex="14pt"/>
    </style:style>
    <style:style style:name="P17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0c9fec"/>
    </style:style>
    <style:style style:name="P18" style:family="paragraph" style:parent-style-name="Standard">
      <loext:graphic-properties draw:fill-hatch-name="hatch"/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officeooo:paragraph-rsid="000c9fec"/>
    </style:style>
    <style:style style:name="P19" style:family="paragraph" style:parent-style-name="Standard" style:master-page-name="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page-number="auto" fo:break-before="page" style:writing-mode="lr-tb"/>
      <style:text-properties fo:text-transform="uppercase" fo:color="#000000" loext:opacity="100%" style:font-name="Times New Roman2" fo:font-size="14pt" fo:language="ru" fo:country="RU" fo:font-weight="bold" officeooo:paragraph-rsid="000c9fe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0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2" fo:font-size="14pt" fo:language="ru" fo:country="RU" fo:font-weight="bold" officeooo:paragraph-rsid="000c9fe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1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0c9fec"/>
    </style:style>
    <style:style style:name="P22" style:family="paragraph" style:parent-style-name="Times14_5f_РИО2" style:master-page-name="">
      <loext:graphic-properties draw:fill="none" draw:fill-hatch-name="hatch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0c9fec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officeooo:paragraph-rsid="00164770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0d73b8" officeooo:paragraph-rsid="000d73b8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0d73b8" officeooo:paragraph-rsid="000f674a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0f674a" officeooo:paragraph-rsid="000f674a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17ea4" officeooo:paragraph-rsid="00117ea4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33cae" officeooo:paragraph-rsid="00133cae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33cae" officeooo:paragraph-rsid="00164770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33cae" officeooo:paragraph-rsid="00179490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33cae" officeooo:paragraph-rsid="0019130c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46aa0" officeooo:paragraph-rsid="00146aa0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64770" officeooo:paragraph-rsid="00164770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79490" officeooo:paragraph-rsid="00179490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79490" officeooo:paragraph-rsid="0019130c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9130c" officeooo:paragraph-rsid="0019130c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f674a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105ac8" officeooo:paragraph-rsid="00105ac8"/>
    </style:style>
    <style:style style:name="P41" style:family="paragraph" style:parent-style-name="Plain_20_Text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19a758"/>
    </style:style>
    <style:style style:name="P42" style:family="paragraph" style:parent-style-name="Plain_20_Text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  <style:text-properties fo:font-weight="normal" officeooo:rsid="0019a758" officeooo:paragraph-rsid="0019a758" style:font-weight-asian="normal" style:font-weight-complex="normal"/>
    </style:style>
    <style:style style:name="P43" style:family="paragraph" style:parent-style-name="Plain_20_Text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  <style:text-properties fo:language="ru" fo:country="RU" fo:font-weight="normal" officeooo:rsid="0019a758" officeooo:paragraph-rsid="0019a758" style:font-weight-asian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officeooo:rsid="00146aa0" officeooo:paragraph-rsid="00146aa0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146aa0" officeooo:paragraph-rsid="00146aa0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46aa0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officeooo:rsid="00164770" officeooo:paragraph-rsid="00164770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164770" officeooo:paragraph-rsid="00164770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64770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79490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9130c"/>
    </style:style>
    <style:style style:name="P52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4pt" fo:font-weight="bold" officeooo:paragraph-rsid="0019d942" style:font-size-asian="14pt" style:font-weight-asian="bold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en" fo:country="US" fo:font-weight="normal" officeooo:rsid="0019a758" officeooo:paragraph-rsid="0019a758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2" fo:font-size="14pt" fo:language="ru" fo:country="RU" officeooo:paragraph-rsid="000c9fec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5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1.251cm" style:auto-text-indent="false"/>
      <style:text-properties fo:color="#000000" loext:opacity="100%" style:font-name="Times New Roman" fo:font-size="14pt" fo:language="ru" fo:country="RU" fo:font-weight="bold" officeooo:rsid="0019d942" officeooo:paragraph-rsid="0019d942" style:font-size-asian="14pt" style:font-weight-asian="bold" style:font-size-complex="14pt" style:font-weight-complex="bold"/>
    </style:style>
    <style:style style:name="P56" style:family="paragraph" style:parent-style-name="Heading_20_2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fo:color="#000000" loext:opacity="100%" style:font-name="Times New Roman" fo:font-size="14pt" fo:language="ru" fo:country="RU" fo:font-weight="bold" officeooo:rsid="0019d942" officeooo:paragraph-rsid="0019d942" style:font-size-asian="14pt" style:font-weight-asian="bold" style:font-size-complex="14pt" style:font-weight-complex="bold"/>
    </style:style>
    <style:style style:name="P57" style:family="paragraph" style:parent-style-name="Heading_20_2">
      <loext:graphic-properties draw:fill-hatch-name="hatch"/>
      <style:paragraph-properties fo:margin-left="0cm" fo:margin-right="0cm" fo:line-height="150%" fo:text-indent="1.251cm" style:auto-text-indent="false"/>
      <style:text-properties fo:color="#000000" loext:opacity="100%" style:font-name="Times New Roman" fo:font-size="14pt" fo:language="ru" fo:country="RU" fo:font-weight="normal" officeooo:rsid="0019d942" officeooo:paragraph-rsid="0019d942" style:font-size-asian="14pt" style:font-weight-asian="normal" style:font-size-complex="14pt" style:font-weight-complex="normal"/>
    </style:style>
    <style:style style:name="P58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fo:font-weight="bold" officeooo:paragraph-rsid="000c9fec" style:font-size-asian="14pt" style:font-weight-asian="bold" style:font-size-complex="14pt" style:font-weight-complex="bold"/>
    </style:style>
    <style:style style:name="P59" style:family="paragraph" style:parent-style-name="Plain_20_Text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19a758" officeooo:paragraph-rsid="0019a758" style:font-size-asian="14pt" style:font-weight-asian="normal" style:font-name-complex="Times New Roman1" style:font-size-complex="18pt" style:font-weight-complex="normal"/>
    </style:style>
    <style:style style:name="P60" style:family="paragraph" style:parent-style-name="Plain_20_Text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style:font-name="Times New Roman" fo:font-size="14pt" fo:language="en" fo:country="US" fo:font-weight="normal" officeooo:rsid="0019a758" officeooo:paragraph-rsid="0019a758" style:font-size-asian="14pt" style:font-weight-asian="normal" style:font-name-complex="Times New Roman1" style:font-size-complex="18pt" style:font-weight-complex="normal"/>
    </style:style>
    <style:style style:name="P61" style:family="paragraph" style:parent-style-name="Plain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19a758" officeooo:paragraph-rsid="0019a758" style:font-size-asian="14pt" style:font-weight-asian="normal" style:font-name-complex="Times New Roman1" style:font-size-complex="18pt" style:font-weight-complex="normal"/>
    </style:style>
    <style:style style:name="P62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officeooo:paragraph-rsid="0019d942" style:font-size-asian="14pt" style:font-weight-asian="normal" style:font-size-complex="14pt" style:font-weight-complex="normal"/>
    </style:style>
    <style:style style:name="P63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fo:color="#000000" loext:opacity="100%" style:font-name="Times New Roman" fo:font-size="14pt" fo:font-weight="bold" officeooo:rsid="0019d942" officeooo:paragraph-rsid="001ce9e9" style:font-size-asian="14pt" style:font-weight-asian="bold" style:font-size-complex="14pt" style:font-weight-complex="bold"/>
    </style:style>
    <style:style style:name="P64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size="14pt" fo:font-weight="bold" officeooo:rsid="0019d942" officeooo:paragraph-rsid="001ce9e9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79490" officeooo:paragraph-rsid="00179490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1ce9e9" officeooo:paragraph-rsid="001ce9e9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text-underline-style="none" officeooo:paragraph-rsid="00179490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text-underline-style="none" officeooo:paragraph-rsid="00164770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text-underline-style="none" officeooo:paragraph-rsid="00179490"/>
    </style:style>
    <style:style style:name="T1" style:family="text">
      <style:text-properties fo:text-transform="uppercase" fo:color="#000000" loext:opacity="100%" style:font-name="Times New Roman2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2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2" fo:font-size="14pt" fo:language="en" fo:country="US" fo:font-weight="bold" officeooo:rsid="000c9fe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2" style:font-size-complex="14pt"/>
    </style:style>
    <style:style style:name="T5" style:family="text">
      <style:text-properties style:font-name="Times New Roman2" officeooo:rsid="003d2fa3" style:font-size-complex="14pt"/>
    </style:style>
    <style:style style:name="T6" style:family="text">
      <style:text-properties fo:font-variant="normal" fo:text-transform="none" fo:color="#000000" loext:opacity="100%" style:font-name="Times New Roman2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2" fo:font-size="14pt" fo:language="ru" fo:country="RU" fo:font-style="normal" officeooo:rsid="001a0519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2" fo:font-size="14pt" fo:language="ru" fo:country="RU" fo:font-style="normal" officeooo:rsid="000c9fec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a0519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fo:font-variant="normal" fo:text-transform="none" style:font-name="Times New Roman2" fo:font-size="14pt" fo:letter-spacing="normal" fo:language="ru" fo:country="RU" fo:font-style="normal" fo:font-weight="bold" officeooo:rsid="003d2fa3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1" style:family="text">
      <style:text-properties fo:font-variant="normal" fo:text-transform="none" style:font-name="Times New Roman2" fo:font-size="14pt" fo:letter-spacing="normal" fo:language="ru" fo:country="RU" fo:font-style="normal" fo:font-weight="bold" officeooo:rsid="000c9fe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2" style:family="text">
      <style:text-properties officeooo:rsid="003d2fa3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d73b8"/>
    </style:style>
    <style:style style:name="T15" style:family="text">
      <style:text-properties fo:language="en" fo:country="US" officeooo:rsid="00105ac8"/>
    </style:style>
    <style:style style:name="T16" style:family="text">
      <style:text-properties fo:language="en" fo:country="US" officeooo:rsid="000f674a"/>
    </style:style>
    <style:style style:name="T17" style:family="text">
      <style:text-properties fo:language="en" fo:country="US" officeooo:rsid="00146aa0"/>
    </style:style>
    <style:style style:name="T18" style:family="text">
      <style:text-properties fo:language="en" fo:country="US" officeooo:rsid="00164770"/>
    </style:style>
    <style:style style:name="T19" style:family="text">
      <style:text-properties fo:language="en" fo:country="US" officeooo:rsid="00133cae"/>
    </style:style>
    <style:style style:name="T20" style:family="text">
      <style:text-properties fo:language="en" fo:country="US" officeooo:rsid="00179490"/>
    </style:style>
    <style:style style:name="T21" style:family="text">
      <style:text-properties fo:language="en" fo:country="US" style:text-underline-style="solid" style:text-underline-type="double" style:text-underline-width="auto" style:text-underline-color="font-color" officeooo:rsid="00164770"/>
    </style:style>
    <style:style style:name="T22" style:family="text">
      <style:text-properties fo:language="en" fo:country="US" style:text-underline-style="solid" style:text-underline-type="double" style:text-underline-width="auto" style:text-underline-color="font-color" officeooo:rsid="00179490"/>
    </style:style>
    <style:style style:name="T23" style:family="text">
      <style:text-properties fo:language="en" fo:country="US" officeooo:rsid="0019130c"/>
    </style:style>
    <style:style style:name="T24" style:family="text">
      <style:text-properties fo:language="en" fo:country="US" officeooo:rsid="001bd609"/>
    </style:style>
    <style:style style:name="T25" style:family="text">
      <style:text-properties fo:language="ru" fo:country="RU" officeooo:rsid="000f674a"/>
    </style:style>
    <style:style style:name="T26" style:family="text">
      <style:text-properties fo:language="ru" fo:country="RU" officeooo:rsid="0019d942"/>
    </style:style>
    <style:style style:name="T27" style:family="text">
      <style:text-properties fo:language="ru" fo:country="RU" officeooo:rsid="001b06db"/>
    </style:style>
    <style:style style:name="T28" style:family="text">
      <style:text-properties fo:language="ru" fo:country="RU" officeooo:rsid="001bd609"/>
    </style:style>
    <style:style style:name="T29" style:family="text">
      <style:text-properties officeooo:rsid="000d73b8"/>
    </style:style>
    <style:style style:name="T30" style:family="text">
      <style:text-properties officeooo:rsid="000f674a"/>
    </style:style>
    <style:style style:name="T31" style:family="text">
      <style:text-properties officeooo:rsid="00146aa0"/>
    </style:style>
    <style:style style:name="T32" style:family="text">
      <style:text-properties officeooo:rsid="00164770"/>
    </style:style>
    <style:style style:name="T33" style:family="text">
      <style:text-properties officeooo:rsid="00133cae"/>
    </style:style>
    <style:style style:name="T34" style:family="text">
      <style:text-properties officeooo:rsid="00179490"/>
    </style:style>
    <style:style style:name="T35" style:family="text">
      <style:text-properties officeooo:rsid="0019130c"/>
    </style:style>
    <style:style style:name="T36" style:family="text">
      <style:text-properties style:font-name="Times New Roman" fo:font-size="14pt" fo:font-weight="bold" style:font-size-asian="14pt" style:font-weight-asian="bold" style:font-name-complex="Times New Roman1" style:font-size-complex="18pt"/>
    </style:style>
    <style:style style:name="T37" style:family="text">
      <style:text-properties style:font-name="Times New Roman" fo:font-size="14pt" fo:font-weight="bold" style:font-size-asian="14pt" style:font-weight-asian="bold" style:font-name-complex="Times New Roman1" style:font-size-complex="18pt" style:font-weight-complex="bold"/>
    </style:style>
    <style:style style:name="T38" style:family="text">
      <style:text-properties style:font-name="Times New Roman" fo:font-size="14pt" fo:font-weight="bold" officeooo:rsid="0019a758" style:font-size-asian="14pt" style:font-weight-asian="bold" style:font-name-complex="Times New Roman1" style:font-size-complex="18pt"/>
    </style:style>
    <style:style style:name="T39" style:family="text">
      <style:text-properties style:font-name="Times New Roman" fo:font-size="14pt" style:font-size-asian="14pt" style:font-name-complex="Times New Roman1" style:font-size-complex="18pt"/>
    </style:style>
    <style:style style:name="T40" style:family="text">
      <style:text-properties style:font-name="Times New Roman" fo:font-size="14pt" fo:language="en" fo:country="US" style:font-size-asian="14pt" style:font-name-complex="Times New Roman1" style:font-size-complex="18pt"/>
    </style:style>
    <style:style style:name="T4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ОБРНАУКИ РОССИИ</text:p>
      <text:p text:style-name="P20">Санкт-Петербургский государственный</text:p>
      <text:p text:style-name="P20">электротехнический университет</text:p>
      <text:p text:style-name="P20">«ЛЭТИ» им. В.И. Ульянова (Ленина)</text:p>
      <text:p text:style-name="P9">Кафедра МО ЭВМ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22"><text:span text:style-name="Book_20_Title"><text:span text:style-name="T1">отчет</text:span></text:span></text:p>
      <text:p text:style-name="P17"><text:span text:style-name="T2">по лабораторной работе №</text:span><text:span text:style-name="T3">1</text:span></text:p>
      <text:p text:style-name="P17"><text:span text:style-name="T2">по дисциплине «</text:span><text:span text:style-name="T10">Организация ЭВМ и систе</text:span><text:span text:style-name="T11">м</text:span><text:span text:style-name="T2">»</text:span></text:p>
      <text:p text:style-name="P21"><text:span text:style-name="Book_20_Title"><text:span text:style-name="T6">Тема: </text:span></text:span><text:span text:style-name="Book_20_Title"><text:span text:style-name="T7">Трансляции, отладка и выполнение программ на языке Ассемблера</text:span></text:span><text:span text:style-name="Book_20_Title"><text:span text:style-name="T8">.</text:span></text:span><text:span text:style-name="Book_20_Title"><text:span text:style-name="T9"> 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4">Студент гр. </text:span><text:span text:style-name="T5">1381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5">Мелькумянц Д.А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6">Ефремов М.А.</text:p>
          </table:table-cell>
        </table:table-row>
      </table:table>
      <text:p text:style-name="P11"/>
      <text:p text:style-name="P11"/>
      <text:p text:style-name="P54">Санкт-Петербург</text:p>
      <text:p text:style-name="P12">20<text:span text:style-name="T12">22</text:span></text:p>
      <text:p text:style-name="P12"><text:soft-page-break/></text:p>
      <text:p text:style-name="P58">Цель работы.</text:p>
      <text:p text:style-name="P62">Изучить основные принципы трансляции, отладки и выполнения программ на языке Ассемблера.</text:p>
      <text:p text:style-name="P64">Задание.</text:p>
      <text:p text:style-name="P63"><text:span text:style-name="T41">Лабораторная работа 1 использует 2 готовых программы на ассемблере: hello1 – составлена с использованием сокращенного описания сегментов и hello2 – 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, и подписать его у преподавателя. </text:span></text:p>
      <text:p text:style-name="P55"/>
      <text:p text:style-name="P56">Ход работы.</text:p>
      <text:p text:style-name="P5"><text:span text:style-name="T26">1. Просмотре</text:span><text:span text:style-name="T28">на</text:span><text:span text:style-name="T26"> программ</text:span><text:span text:style-name="T28">а</text:span><text:span text:style-name="T26"> hello1.asm, которая формирует и выводит на экран приветствие пользователя с помощью функции ОС MSDOS, вызываемой через прерывание с номером 21H</text:span><text:span text:style-name="T27">.</text:span></text:p>
      <text:p text:style-name="P57"><text:s/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 </text:p>
      <text:p text:style-name="P5"><text:span text:style-name="T26">3. Загру</text:span><text:span text:style-name="T28">жен</text:span><text:span text:style-name="T26"> файл hello1.asm из каталога Задания в каталог Masm. </text:span></text:p>
      <text:p text:style-name="P5"><text:span text:style-name="T26">4. Протранслирова</text:span><text:span text:style-name="T28">на</text:span><text:span text:style-name="T26"> программ</text:span><text:span text:style-name="T28">а</text:span><text:span text:style-name="T26"> с помощью строки &gt; masm hello1.asm c созданием объектного файла и файла диагностических сообщений (файла листинга). </text:span></text:p>
      <text:p text:style-name="P5"><text:span text:style-name="T26">5. Скомпонова</text:span><text:span text:style-name="T28">н</text:span><text:span text:style-name="T26"> загрузочный модуль с помощью строки &gt; link hello1.obj с созданием карты памяти и исполняемого файла hello1.exe. </text:span></text:p>
      <text:p text:style-name="P5"><text:span text:style-name="T26">6. Выполн</text:span><text:span text:style-name="T28">ена</text:span><text:span text:style-name="T26"> программ</text:span><text:span text:style-name="T28">а</text:span><text:span text:style-name="T26"> в автоматическом режиме путем набора строки </text:span></text:p>
      <text:p text:style-name="P57">&gt; hello1.exe </text:p>
      <text:p text:style-name="P5"><text:span text:style-name="T26">7. Запу</text:span><text:span text:style-name="T28">щено</text:span><text:span text:style-name="T26"> выполнение программы под управлением отладчика с помощью команды </text:span></text:p>
      <text:p text:style-name="P5"><text:soft-page-break/><text:span text:style-name="T26">&gt; afd</text:span><text:span text:style-name="T24">pro</text:span><text:span text:style-name="T26"> hello1.ex </text:span></text:p>
      <text:p text:style-name="P3">hello1.asm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188473624">
          <table:table-cell table:style-name="Таблица3.A1" table:number-rows-spanned="2" office:value-type="string">
            <text:p text:style-name="P44">Адрес</text:p>
            <text:p text:style-name="P44">команды</text:p>
          </table:table-cell>
          <table:table-cell table:style-name="Таблица3.A1" table:number-rows-spanned="2" office:value-type="string">
            <text:p text:style-name="P24">Символический код команды </text:p>
          </table:table-cell>
          <table:table-cell table:style-name="Таблица3.A1" table:number-rows-spanned="2" office:value-type="string">
            <text:p text:style-name="P24">16-ричный код команды </text:p>
          </table:table-cell>
          <table:table-cell table:style-name="Таблица3.A1" table:number-columns-spanned="2" office:value-type="string">
            <text:p text:style-name="P24">Изменяемые данные</text:p>
          </table:table-cell>
          <table:covered-table-cell/>
        </table:table-row>
        <table:table-row table:style-name="TableLine188471224"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A1" office:value-type="string">
            <text:p text:style-name="P24">до</text:p>
          </table:table-cell>
          <table:table-cell table:style-name="Таблица3.A1" office:value-type="string">
            <text:p text:style-name="P24">после</text:p>
          </table:table-cell>
        </table:table-row>
        <table:table-row table:style-name="Таблица3.3">
          <table:table-cell table:style-name="Таблица3.A1" office:value-type="string">
            <text:p text:style-name="P34">0010</text:p>
          </table:table-cell>
          <table:table-cell table:style-name="Таблица3.A1" office:value-type="string">
            <text:p text:style-name="P26">MOV AX, 1A07</text:p>
          </table:table-cell>
          <table:table-cell table:style-name="Таблица3.A1" office:value-type="string">
            <text:p text:style-name="P34">B8071A</text:p>
            <text:p text:style-name="P23"/>
          </table:table-cell>
          <table:table-cell table:style-name="Таблица3.A1" office:value-type="string">
            <text:p text:style-name="P46"><text:span text:style-name="T15">AX </text:span><text:span text:style-name="T17">= </text:span>00<text:span text:style-name="T14">00</text:span></text:p>
            <text:p text:style-name="P46"><text:span text:style-name="T13">IP </text:span><text:span text:style-name="T17">= </text:span><text:span text:style-name="T13">00</text:span><text:span text:style-name="T14">1</text:span><text:span text:style-name="T13">0</text:span></text:p>
          </table:table-cell>
          <table:table-cell table:style-name="Таблица3.A1" office:value-type="string">
            <text:p text:style-name="P26"><text:span text:style-name="T31">AX = </text:span>1A07</text:p>
            <text:p text:style-name="P26"><text:span text:style-name="T31">IP = </text:span>00<text:span text:style-name="T25">13</text:span></text:p>
          </table:table-cell>
        </table:table-row>
        <table:table-row table:style-name="Таблица3.4">
          <table:table-cell table:style-name="Таблица3.A1" office:value-type="string">
            <text:p text:style-name="P34">0013</text:p>
          </table:table-cell>
          <table:table-cell table:style-name="Таблица3.A1" office:value-type="string">
            <text:p text:style-name="P26">MOV DS, AX</text:p>
          </table:table-cell>
          <table:table-cell table:style-name="Таблица3.A1" office:value-type="string">
            <text:p text:style-name="P34">8ED8</text:p>
          </table:table-cell>
          <table:table-cell table:style-name="Таблица3.A1" office:value-type="string">
            <text:p text:style-name="P40"><text:span text:style-name="T17">DS = </text:span>19<text:span text:style-name="T13">F5</text:span></text:p>
            <text:p text:style-name="P27"><text:span text:style-name="T31">IP = </text:span>00<text:span text:style-name="T25">13</text:span></text:p>
            <text:p text:style-name="P34">AX = <text:span text:style-name="T29">1A07</text:span></text:p>
          </table:table-cell>
          <table:table-cell table:style-name="Таблица3.A1" office:value-type="string">
            <text:p text:style-name="P27"><text:span text:style-name="T31">DS = </text:span>1A07</text:p>
            <text:p text:style-name="P39"><text:span text:style-name="T17">IP = </text:span><text:span text:style-name="T14">00</text:span><text:span text:style-name="T25">15</text:span></text:p>
            <text:p text:style-name="P34">AX = <text:span text:style-name="T29">1A07</text:span></text:p>
          </table:table-cell>
        </table:table-row>
        <table:table-row table:style-name="Таблица3.5">
          <table:table-cell table:style-name="Таблица3.A1" office:value-type="string">
            <text:p text:style-name="P34">0015</text:p>
          </table:table-cell>
          <table:table-cell table:style-name="Таблица3.A1" office:value-type="string">
            <text:p text:style-name="P28">MOV DX, 0000</text:p>
          </table:table-cell>
          <table:table-cell table:style-name="Таблица3.A1" office:value-type="string">
            <text:p text:style-name="P34">BA0000</text:p>
          </table:table-cell>
          <table:table-cell table:style-name="Таблица3.A1" office:value-type="string">
            <text:p text:style-name="P39"><text:span text:style-name="T17">IP = </text:span><text:span text:style-name="T14">00</text:span><text:span text:style-name="T25">15</text:span></text:p>
            <text:p text:style-name="P34">DX = 0000</text:p>
          </table:table-cell>
          <table:table-cell table:style-name="Таблица3.A1" office:value-type="string">
            <text:p text:style-name="P39"><text:span text:style-name="T17">IP = </text:span><text:span text:style-name="T14">00</text:span><text:span text:style-name="T25">1</text:span><text:span text:style-name="T16">8</text:span></text:p>
            <text:p text:style-name="P45"><text:span text:style-name="T16">D</text:span><text:span text:style-name="T13">X = 0000</text:span></text:p>
          </table:table-cell>
        </table:table-row>
        <table:table-row table:style-name="Таблица3.6">
          <table:table-cell table:style-name="Таблица3.A1" office:value-type="string">
            <text:p text:style-name="P34">0018</text:p>
          </table:table-cell>
          <table:table-cell table:style-name="Таблица3.A1" office:value-type="string">
            <text:p text:style-name="P28">MOV AH, 09</text:p>
          </table:table-cell>
          <table:table-cell table:style-name="Таблица3.A1" office:value-type="string">
            <text:p text:style-name="P34">B409</text:p>
          </table:table-cell>
          <table:table-cell table:style-name="Таблица3.A1" office:value-type="string">
            <text:p text:style-name="P27"><text:span text:style-name="T31">AX = </text:span>1A07</text:p>
            <text:p text:style-name="P39"><text:span text:style-name="T17">IP = </text:span><text:span text:style-name="T14">00</text:span><text:span text:style-name="T25">1</text:span><text:span text:style-name="T16">8</text:span></text:p>
          </table:table-cell>
          <table:table-cell table:style-name="Таблица3.A1" office:value-type="string">
            <text:p text:style-name="P28"><text:span text:style-name="T31">AX = </text:span>0907</text:p>
            <text:p text:style-name="P39"><text:span text:style-name="T17">IP = </text:span><text:span text:style-name="T14">00</text:span><text:span text:style-name="T25">1</text:span><text:span text:style-name="T16">A</text:span></text:p>
          </table:table-cell>
        </table:table-row>
        <table:table-row table:style-name="Таблица3.6">
          <table:table-cell table:style-name="Таблица3.A1" office:value-type="string">
            <text:p text:style-name="P34">001A</text:p>
          </table:table-cell>
          <table:table-cell table:style-name="Таблица3.A1" office:value-type="string">
            <text:p text:style-name="P28">INT 21</text:p>
          </table:table-cell>
          <table:table-cell table:style-name="Таблица3.A1" office:value-type="string">
            <text:p text:style-name="P34">CD21</text:p>
          </table:table-cell>
          <table:table-cell table:style-name="Таблица3.A1" office:value-type="string">
            <text:p text:style-name="P28"/>
            <text:p text:style-name="P27"><text:span text:style-name="T31">IP = </text:span>00<text:span text:style-name="T25">1</text:span><text:span text:style-name="T30">A</text:span></text:p>
          </table:table-cell>
          <table:table-cell table:style-name="Таблица3.A1" office:value-type="string">
            <text:p text:style-name="P29">F000</text:p>
            <text:p text:style-name="P34">IP = 001C</text:p>
          </table:table-cell>
        </table:table-row>
        <table:table-row table:style-name="Таблица3.4">
          <table:table-cell table:style-name="Таблица3.A1" office:value-type="string">
            <text:p text:style-name="P34">001C</text:p>
          </table:table-cell>
          <table:table-cell table:style-name="Таблица3.A1" office:value-type="string">
            <text:p text:style-name="P34">MOV AH, 4C</text:p>
          </table:table-cell>
          <table:table-cell table:style-name="Таблица3.A1" office:value-type="string">
            <text:p text:style-name="P34">B44C</text:p>
          </table:table-cell>
          <table:table-cell table:style-name="Таблица3.A1" office:value-type="string">
            <text:p text:style-name="P34">AX = 0907</text:p>
            <text:p text:style-name="P34">IP = 001C</text:p>
          </table:table-cell>
          <table:table-cell table:style-name="Таблица3.A1" office:value-type="string">
            <text:p text:style-name="P34">AX = 4C07</text:p>
            <text:p text:style-name="P34">IP = 001E</text:p>
          </table:table-cell>
        </table:table-row>
        <table:table-row table:style-name="Таблица3.4">
          <table:table-cell table:style-name="Таблица3.A9" office:value-type="string">
            <text:p text:style-name="P66">001E</text:p>
          </table:table-cell>
          <table:table-cell table:style-name="Таблица3.A9" office:value-type="string">
            <text:p text:style-name="P66">INT 21</text:p>
          </table:table-cell>
          <table:table-cell table:style-name="Таблица3.A9" office:value-type="string">
            <text:p text:style-name="P66">CD21</text:p>
          </table:table-cell>
          <table:table-cell table:style-name="Таблица3.A9" office:value-type="string">
            <text:p text:style-name="P66">AX = 4C07</text:p>
            <text:p text:style-name="P66">DS = 1A07</text:p>
            <text:p text:style-name="P66">IP = 001E</text:p>
          </table:table-cell>
          <table:table-cell table:style-name="Таблица3.A9" office:value-type="string">
            <text:p text:style-name="P66">AX = 0000</text:p>
            <text:p text:style-name="P66">DS = 19F5</text:p>
            <text:p text:style-name="P66">IP = 0010</text:p>
          </table:table-cell>
        </table:table-row>
      </table:table>
      <text:p text:style-name="P1"/>
      <text:p text:style-name="P1"/>
      <text:p text:style-name="P4">hello2.asm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188474104">
          <table:table-cell table:style-name="Таблица2.A1" table:number-rows-spanned="2" office:value-type="string">
            <text:p text:style-name="P47">Адрес команды</text:p>
          </table:table-cell>
          <table:table-cell table:style-name="Таблица2.A1" table:number-rows-spanned="2" office:value-type="string">
            <text:p text:style-name="P25">Символический код команды </text:p>
          </table:table-cell>
          <table:table-cell table:style-name="Таблица2.A1" table:number-rows-spanned="2" office:value-type="string">
            <text:p text:style-name="P25">16-ричный код команды </text:p>
          </table:table-cell>
          <table:table-cell table:style-name="Таблица2.A1" table:number-columns-spanned="2" office:value-type="string">
            <text:p text:style-name="P24">Изменяемые данные</text:p>
          </table:table-cell>
          <table:covered-table-cell/>
        </table:table-row>
        <table:table-row table:style-name="TableLine188473944"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A1" office:value-type="string">
            <text:p text:style-name="P24">до</text:p>
          </table:table-cell>
          <table:table-cell table:style-name="Таблица2.A1" office:value-type="string">
            <text:p text:style-name="P24">после</text:p>
          </table:table-cell>
        </table:table-row>
        <table:table-row table:style-name="Таблица2.3">
          <table:table-cell table:style-name="Таблица2.A1" office:value-type="string">
            <text:p text:style-name="P35">0005</text:p>
          </table:table-cell>
          <table:table-cell table:style-name="Таблица2.A1" office:value-type="string">
            <text:p text:style-name="P23">PUSH DS</text:p>
          </table:table-cell>
          <table:table-cell table:style-name="Таблица2.A1" office:value-type="string">
            <text:p text:style-name="P35">1E</text:p>
          </table:table-cell>
          <table:table-cell table:style-name="Таблица2.A1" office:value-type="string">
            <text:p text:style-name="P23"><text:span text:style-name="T18">SP = </text:span>0018</text:p>
            <text:p text:style-name="P23"><text:span text:style-name="T18">IP = </text:span>0005</text:p>
            <text:p text:style-name="P35">DS = 19F5</text:p>
            <text:p text:style-name="P23"><text:span text:style-name="T18">STACK(+0) = </text:span>0000</text:p>
          </table:table-cell>
          <table:table-cell table:style-name="Таблица2.A1" office:value-type="string">
            <text:p text:style-name="P49"><text:span text:style-name="T18">SP = </text:span>0016</text:p>
            <text:p text:style-name="P49"><text:span text:style-name="T18">IP = </text:span>0006</text:p>
            <text:p text:style-name="P35">DS = 19F5</text:p>
            <text:p text:style-name="P31"><text:span text:style-name="T32">STACK(+0) =</text:span>19F5</text:p>
          </table:table-cell>
        </table:table-row>
        <table:table-row table:style-name="Таблица2.4">
          <table:table-cell table:style-name="Таблица2.A1" office:value-type="string">
            <text:p text:style-name="P35">0006</text:p>
          </table:table-cell>
          <table:table-cell table:style-name="Таблица2.A1" office:value-type="string">
            <text:p text:style-name="P23">SUB AX,AX</text:p>
          </table:table-cell>
          <table:table-cell table:style-name="Таблица2.A1" office:value-type="string">
            <text:p text:style-name="P35">2BC0</text:p>
          </table:table-cell>
          <table:table-cell table:style-name="Таблица2.A1" office:value-type="string">
            <text:p text:style-name="P49"><text:span text:style-name="T18">IP = </text:span>0006</text:p>
          </table:table-cell>
          <table:table-cell table:style-name="Таблица2.A1" office:value-type="string">
            <text:p text:style-name="P49"><text:span text:style-name="T18">IP = </text:span>0008</text:p>
          </table:table-cell>
        </table:table-row>
        <table:table-row table:style-name="Таблица2.5">
          <table:table-cell table:style-name="Таблица2.A1" office:value-type="string">
            <text:p text:style-name="P35">0008</text:p>
          </table:table-cell>
          <table:table-cell table:style-name="Таблица2.A1" office:value-type="string">
            <text:p text:style-name="P23">PUSH AX</text:p>
          </table:table-cell>
          <table:table-cell table:style-name="Таблица2.A1" office:value-type="string">
            <text:p text:style-name="P35">50</text:p>
          </table:table-cell>
          <table:table-cell table:style-name="Таблица2.A1" office:value-type="string">
            <text:p text:style-name="P49"><text:span text:style-name="T18">SP = </text:span>0016</text:p>
            <text:p text:style-name="P49"><text:span text:style-name="T18">IP = </text:span>0008</text:p>
            <text:p text:style-name="P35">AX = 0000</text:p>
            <text:p text:style-name="P31"><text:span text:style-name="T32">STACK(+0) = </text:span>19F5</text:p>
            <text:p text:style-name="P49"><text:span text:style-name="T18">STACK(+2) = </text:span>0000</text:p>
          </table:table-cell>
          <table:table-cell table:style-name="Таблица2.A1" office:value-type="string">
            <text:p text:style-name="P49"><text:span text:style-name="T18">SP = </text:span>0014</text:p>
            <text:p text:style-name="P49"><text:span text:style-name="T18">IP = </text:span>0009</text:p>
            <text:p text:style-name="P35">AX = 0000</text:p>
            <text:p text:style-name="P49"><text:span text:style-name="T18">STACK(+0) = </text:span>0000</text:p>
            <text:p text:style-name="P31"><text:span text:style-name="T32">STACK(+2) = </text:span>19F5</text:p>
          </table:table-cell>
        </table:table-row>
        <table:table-row table:style-name="Таблица2.6">
          <table:table-cell table:style-name="Таблица2.A1" office:value-type="string">
            <text:p text:style-name="P35">0009</text:p>
          </table:table-cell>
          <table:table-cell table:style-name="Таблица2.A1" office:value-type="string">
            <text:p text:style-name="P23">MOV AX,<text:span text:style-name="T18">1A07</text:span></text:p>
          </table:table-cell>
          <table:table-cell table:style-name="Таблица2.A1" office:value-type="string">
            <text:p text:style-name="P35">B8071A</text:p>
          </table:table-cell>
          <table:table-cell table:style-name="Таблица2.A1" office:value-type="string">
            <text:p text:style-name="P49"><text:span text:style-name="T18">IP = </text:span>0009</text:p>
            <text:p text:style-name="P23"><text:span text:style-name="T18">AX = </text:span>0000</text:p>
          </table:table-cell>
          <table:table-cell table:style-name="Таблица2.A1" office:value-type="string">
            <text:p text:style-name="P49"><text:span text:style-name="T18">IP = </text:span>000C</text:p>
            <text:p text:style-name="P30"><text:span text:style-name="T32">AX = </text:span>1A07</text:p>
          </table:table-cell>
        </table:table-row>
        <table:table-row table:style-name="Таблица2.6">
          <table:table-cell table:style-name="Таблица2.A1" office:value-type="string">
            <text:p text:style-name="P35">000C</text:p>
          </table:table-cell>
          <table:table-cell table:style-name="Таблица2.A1" office:value-type="string">
            <text:p text:style-name="P23">MOV DS,AX</text:p>
          </table:table-cell>
          <table:table-cell table:style-name="Таблица2.A1" office:value-type="string">
            <text:p text:style-name="P35">8ED8</text:p>
          </table:table-cell>
          <table:table-cell table:style-name="Таблица2.A1" office:value-type="string">
            <text:p text:style-name="P30"><text:span text:style-name="T32">DS = </text:span>19F5</text:p>
            <text:p text:style-name="P49"><text:span text:style-name="T18">IP = </text:span>000C</text:p>
            <text:p text:style-name="P35">AX = <text:span text:style-name="T33">1A07</text:span></text:p>
          </table:table-cell>
          <table:table-cell table:style-name="Таблица2.A1" office:value-type="string">
            <text:p text:style-name="P30"><text:span text:style-name="T32">DS = </text:span>1A07</text:p>
            <text:p text:style-name="P49"><text:span text:style-name="T18">IP = </text:span>000Е</text:p>
            <text:p text:style-name="P48"><text:span text:style-name="T18">A</text:span><text:span text:style-name="T13">X = </text:span><text:span text:style-name="T19">1A07</text:span></text:p>
          </table:table-cell>
        </table:table-row>
        <table:table-row table:style-name="Таблица2.4">
          <table:table-cell table:style-name="Таблица2.A1" office:value-type="string">
            <text:p text:style-name="P35">000E</text:p>
          </table:table-cell>
          <table:table-cell table:style-name="Таблица2.A1" office:value-type="string">
            <text:p text:style-name="P23">MOV DX,0000</text:p>
          </table:table-cell>
          <table:table-cell table:style-name="Таблица2.A1" office:value-type="string">
            <text:p text:style-name="P35">BA0000</text:p>
          </table:table-cell>
          <table:table-cell table:style-name="Таблица2.A1" office:value-type="string">
            <text:p text:style-name="P49"><text:span text:style-name="T18">IP = </text:span>000Е</text:p>
            <text:p text:style-name="P35">DX = 0000</text:p>
          </table:table-cell>
          <table:table-cell table:style-name="Таблица2.A1" office:value-type="string">
            <text:p text:style-name="P49"><text:span text:style-name="T18">IP = </text:span>0011</text:p>
            <text:p text:style-name="P35">DX = 0000</text:p>
          </table:table-cell>
        </table:table-row>
        <text:soft-page-break/>
        <table:table-row table:style-name="Таблица2.9">
          <table:table-cell table:style-name="Таблица2.A1" office:value-type="string">
            <text:p text:style-name="P35">0011</text:p>
          </table:table-cell>
          <table:table-cell table:style-name="Таблица2.A1" office:value-type="string">
            <text:p text:style-name="P23">CALL 0000</text:p>
          </table:table-cell>
          <table:table-cell table:style-name="Таблица2.A1" office:value-type="string">
            <text:p text:style-name="P36">E9ECFF</text:p>
          </table:table-cell>
          <table:table-cell table:style-name="Таблица2.A1" office:value-type="string">
            <text:p text:style-name="P49"><text:span text:style-name="T18">SP = </text:span>0014</text:p>
            <text:p text:style-name="P49"><text:span text:style-name="T18">IP = </text:span>0011</text:p>
            <text:p text:style-name="P49"><text:span text:style-name="T18">STACK(+0) = </text:span>0000</text:p>
            <text:p text:style-name="P31"><text:span text:style-name="T32">STACK(+2) = </text:span>19F5</text:p>
            <text:p text:style-name="P49">STACK (+4) <text:span text:style-name="T18">= </text:span>0000</text:p>
          </table:table-cell>
          <table:table-cell table:style-name="Таблица2.A1" office:value-type="string">
            <text:p text:style-name="P49"><text:span text:style-name="T18">SP = </text:span>0012</text:p>
            <text:p text:style-name="P49"><text:span text:style-name="T18">IP = </text:span>00<text:span text:style-name="T20">00</text:span></text:p>
            <text:p text:style-name="P49"><text:span text:style-name="T18">STACK(+0) = </text:span>0014</text:p>
            <text:p text:style-name="P49"><text:span text:style-name="T18">STACK(+2) = </text:span>0000</text:p>
            <text:p text:style-name="P31">STACK (+4) <text:span text:style-name="T32">= </text:span>19F5</text:p>
          </table:table-cell>
        </table:table-row>
        <table:table-row table:style-name="Таблица2.6">
          <table:table-cell table:style-name="Таблица2.A1" office:value-type="string">
            <text:p text:style-name="P36">0000</text:p>
          </table:table-cell>
          <table:table-cell table:style-name="Таблица2.A1" office:value-type="string">
            <text:p text:style-name="P23">MOV <text:span text:style-name="T20">AH, 09</text:span></text:p>
          </table:table-cell>
          <table:table-cell table:style-name="Таблица2.A1" office:value-type="string">
            <text:p text:style-name="P36">B409</text:p>
          </table:table-cell>
          <table:table-cell table:style-name="Таблица2.A1" office:value-type="string">
            <text:p text:style-name="P50"><text:span text:style-name="T20">AX = </text:span><text:span text:style-name="T19">1A07</text:span></text:p>
            <text:p text:style-name="P49"><text:span text:style-name="T18">IP = </text:span>00<text:span text:style-name="T20">00</text:span></text:p>
          </table:table-cell>
          <table:table-cell table:style-name="Таблица2.A1" office:value-type="string">
            <text:p text:style-name="P36">AX = 0907</text:p>
            <text:p text:style-name="P49"><text:span text:style-name="T18">IP = </text:span>0<text:span text:style-name="T20">002</text:span></text:p>
          </table:table-cell>
        </table:table-row>
        <table:table-row table:style-name="Таблица2.11">
          <table:table-cell table:style-name="Таблица2.A1" office:value-type="string">
            <text:p text:style-name="P36">0002</text:p>
          </table:table-cell>
          <table:table-cell table:style-name="Таблица2.A1" office:value-type="string">
            <text:p text:style-name="P36">INT 21</text:p>
          </table:table-cell>
          <table:table-cell table:style-name="Таблица2.A1" office:value-type="string">
            <text:p text:style-name="P36">CD21</text:p>
          </table:table-cell>
          <table:table-cell table:style-name="Таблица2.A1" office:value-type="string">
            <text:p text:style-name="P36">IP = 0002</text:p>
          </table:table-cell>
          <table:table-cell table:style-name="Таблица2.A1" office:value-type="string">
            <text:p text:style-name="P36">IP = 0004</text:p>
          </table:table-cell>
        </table:table-row>
        <table:table-row table:style-name="Таблица2.12">
          <table:table-cell table:style-name="Таблица2.A1" office:value-type="string">
            <text:p text:style-name="P36">0004</text:p>
          </table:table-cell>
          <table:table-cell table:style-name="Таблица2.B12" office:value-type="string">
            <text:p text:style-name="P23">RET</text:p>
          </table:table-cell>
          <table:table-cell table:style-name="Таблица2.A1" office:value-type="string">
            <text:p text:style-name="P36">C3</text:p>
          </table:table-cell>
          <table:table-cell table:style-name="Таблица2.A1" office:value-type="string">
            <text:p text:style-name="P49"><text:span text:style-name="T18">SP = </text:span>001<text:span text:style-name="T20">2</text:span></text:p>
            <text:p text:style-name="P49"><text:span text:style-name="T18">IP = </text:span>00<text:span text:style-name="T20">04</text:span></text:p>
            <text:p text:style-name="P67"><text:span text:style-name="T18">STACK(+</text:span><text:span text:style-name="T20">0</text:span><text:span text:style-name="T18">) = </text:span><text:span text:style-name="T20">0014</text:span></text:p>
            <text:p text:style-name="P49"><text:span text:style-name="T18">STACK(+2) = </text:span><text:span text:style-name="T20">0000</text:span></text:p>
            <text:p text:style-name="P67"><text:span text:style-name="T18">STACK(+</text:span><text:span text:style-name="T20">4</text:span><text:span text:style-name="T18">) = </text:span><text:span text:style-name="T20">19F5</text:span></text:p>
          </table:table-cell>
          <table:table-cell table:style-name="Таблица2.A1" office:value-type="string">
            <text:p text:style-name="P68"><text:span text:style-name="T18">SP = </text:span>001<text:span text:style-name="T20">4</text:span></text:p>
            <text:p text:style-name="P68"><text:span text:style-name="T18">IP = </text:span>00<text:span text:style-name="T20">14</text:span></text:p>
            <text:p text:style-name="P67"><text:span text:style-name="T18">STACK(+</text:span><text:span text:style-name="T20">0</text:span><text:span text:style-name="T18">) = </text:span><text:span text:style-name="T20">0000</text:span></text:p>
            <text:p text:style-name="P68"><text:span text:style-name="T18">STACK(+2) = </text:span><text:span text:style-name="T20">19F5</text:span></text:p>
            <text:p text:style-name="P67"><text:span text:style-name="T18">STACK(+</text:span><text:span text:style-name="T20">4</text:span><text:span text:style-name="T18">) = </text:span><text:span text:style-name="T20">0000</text:span></text:p>
          </table:table-cell>
        </table:table-row>
        <table:table-row table:style-name="Таблица2.13">
          <table:table-cell table:style-name="Таблица2.A1" office:value-type="string">
            <text:p text:style-name="P36">0014</text:p>
          </table:table-cell>
          <table:table-cell table:style-name="Таблица2.A1" office:value-type="string">
            <text:p text:style-name="P36">MOV DX, 0010</text:p>
          </table:table-cell>
          <table:table-cell table:style-name="Таблица2.A1" office:value-type="string">
            <text:p text:style-name="P36">BA1000</text:p>
            <text:p text:style-name="P35"/>
          </table:table-cell>
          <table:table-cell table:style-name="Таблица2.A1" office:value-type="string">
            <text:p text:style-name="P23"><text:span text:style-name="T20">D</text:span><text:span text:style-name="T18">X = </text:span><text:span text:style-name="T20">0000</text:span></text:p>
            <text:p text:style-name="P49"><text:span text:style-name="T18">IP = </text:span>00<text:span text:style-name="T20">14</text:span></text:p>
          </table:table-cell>
          <table:table-cell table:style-name="Таблица2.A1" office:value-type="string">
            <text:p text:style-name="P23"><text:span text:style-name="T20">D</text:span><text:span text:style-name="T18">X = </text:span><text:span text:style-name="T13">00</text:span><text:span text:style-name="T20">1</text:span><text:span text:style-name="T13">0</text:span></text:p>
            <text:p text:style-name="P49"><text:span text:style-name="T18">IP = </text:span>00<text:span text:style-name="T20">17</text:span></text:p>
          </table:table-cell>
        </table:table-row>
        <table:table-row table:style-name="Таблица2.9">
          <table:table-cell table:style-name="Таблица2.A14" office:value-type="string">
            <text:p text:style-name="P36">0017</text:p>
          </table:table-cell>
          <table:table-cell table:style-name="Таблица2.B14" office:value-type="string">
            <text:p text:style-name="P36">CALL 0000</text:p>
          </table:table-cell>
          <table:table-cell table:style-name="Таблица2.C14" office:value-type="string">
            <text:p text:style-name="P36">3836FF</text:p>
          </table:table-cell>
          <table:table-cell table:style-name="Таблица2.D14" office:value-type="string">
            <text:p text:style-name="P36">IP = 0017</text:p>
            <text:p text:style-name="P36">SP = 0014</text:p>
            <text:p text:style-name="P50"><text:span text:style-name="T18">STACK(+0) = </text:span>00<text:span text:style-name="T20">00</text:span></text:p>
            <text:p text:style-name="P32"><text:span text:style-name="T32">STACK(+2) = </text:span>19F5</text:p>
            <text:p text:style-name="P36">STACK (+4) <text:span text:style-name="T32">= </text:span>0000</text:p>
          </table:table-cell>
          <table:table-cell table:style-name="Таблица2.E14" office:value-type="string">
            <text:p text:style-name="P36">IP = 0000</text:p>
            <text:p text:style-name="P36">SP = 0012</text:p>
            <text:p text:style-name="P50"><text:span text:style-name="T18">STACK(+0) = </text:span>00<text:span text:style-name="T20">1A</text:span></text:p>
            <text:p text:style-name="P32"><text:span text:style-name="T32">STACK(+2) = </text:span><text:span text:style-name="T34">0000</text:span></text:p>
            <text:p text:style-name="P36">STACK (+4) <text:span text:style-name="T32">= </text:span><text:span text:style-name="T33">19F5</text:span></text:p>
          </table:table-cell>
        </table:table-row>
        <table:table-row table:style-name="Таблица2.15">
          <table:table-cell table:style-name="Таблица2.A15" office:value-type="string">
            <text:p text:style-name="P38">0000</text:p>
          </table:table-cell>
          <table:table-cell table:style-name="Таблица2.B15" office:value-type="string">
            <text:p text:style-name="P38">MOV AH, 09</text:p>
          </table:table-cell>
          <table:table-cell table:style-name="Таблица2.C15" office:value-type="string">
            <text:p text:style-name="P38">B409</text:p>
          </table:table-cell>
          <table:table-cell table:style-name="Таблица2.D15" office:value-type="string">
            <text:p text:style-name="P38">IP = 0000</text:p>
          </table:table-cell>
          <table:table-cell table:style-name="Таблица2.E15" office:value-type="string">
            <text:p text:style-name="P38">IP = 0002</text:p>
          </table:table-cell>
        </table:table-row>
        <table:table-row table:style-name="Таблица2.16">
          <table:table-cell table:style-name="Таблица2.A16" office:value-type="string">
            <text:p text:style-name="P38">0002</text:p>
          </table:table-cell>
          <table:table-cell table:style-name="Таблица2.B16" office:value-type="string">
            <text:p text:style-name="P38">INT 21</text:p>
          </table:table-cell>
          <table:table-cell table:style-name="Таблица2.C16" office:value-type="string">
            <text:p text:style-name="P38">CD21</text:p>
          </table:table-cell>
          <table:table-cell table:style-name="Таблица2.D16" office:value-type="string">
            <text:p text:style-name="P38">IP = 0002</text:p>
          </table:table-cell>
          <table:table-cell table:style-name="Таблица2.E16" office:value-type="string">
            <text:p text:style-name="P38">IP = 0004</text:p>
          </table:table-cell>
        </table:table-row>
        <table:table-row table:style-name="Таблица2.9">
          <table:table-cell table:style-name="Таблица2.A17" office:value-type="string">
            <text:p text:style-name="P38">0004</text:p>
          </table:table-cell>
          <table:table-cell table:style-name="Таблица2.B17" office:value-type="string">
            <text:p text:style-name="P38">RET</text:p>
          </table:table-cell>
          <table:table-cell table:style-name="Таблица2.C17" office:value-type="string">
            <text:p text:style-name="P38">C3</text:p>
          </table:table-cell>
          <table:table-cell table:style-name="Таблица2.D17" office:value-type="string">
            <text:p text:style-name="P38">SP = 0012</text:p>
            <text:p text:style-name="P38">IP = 0004</text:p>
            <text:p text:style-name="P51"><text:span text:style-name="T18">STACK(+0) = </text:span>00<text:span text:style-name="T20">1A</text:span></text:p>
            <text:p text:style-name="P33"><text:span text:style-name="T32">STACK(+2) = </text:span><text:span text:style-name="T34">0000</text:span></text:p>
            <text:p text:style-name="P37">STACK (+4) <text:span text:style-name="T32">= </text:span><text:span text:style-name="T33">19F5</text:span></text:p>
          </table:table-cell>
          <table:table-cell table:style-name="Таблица2.E17" office:value-type="string">
            <text:p text:style-name="P38">SP = 0014</text:p>
            <text:p text:style-name="P38">IP = 001A</text:p>
            <text:p text:style-name="P51"><text:span text:style-name="T18">STACK(+0) = </text:span><text:span text:style-name="T23">0000</text:span></text:p>
            <text:p text:style-name="P33"><text:span text:style-name="T32">STACK(+2) = </text:span><text:span text:style-name="T35">19F5</text:span></text:p>
            <text:p text:style-name="P37">STACK (+4) <text:span text:style-name="T32">= </text:span><text:span text:style-name="T35">0000</text:span></text:p>
          </table:table-cell>
        </table:table-row>
        <table:table-row table:style-name="Таблица2.18">
          <table:table-cell table:style-name="Таблица2.A18" office:value-type="string">
            <text:p text:style-name="P38">001A</text:p>
          </table:table-cell>
          <table:table-cell table:style-name="Таблица2.B18" office:value-type="string">
            <text:p text:style-name="P38">RET FAR</text:p>
          </table:table-cell>
          <table:table-cell table:style-name="Таблица2.C18" office:value-type="string">
            <text:p text:style-name="P38">CB</text:p>
          </table:table-cell>
          <table:table-cell table:style-name="Таблица2.D18" office:value-type="string">
            <text:p text:style-name="P38">CS = 1A0A</text:p>
            <text:p text:style-name="P38">SP = 0014</text:p>
            <text:p text:style-name="P38">IP = 001A</text:p>
            <text:p text:style-name="P33"><text:span text:style-name="T32">STACK(+2) = </text:span><text:span text:style-name="T35">19F5</text:span></text:p>
          </table:table-cell>
          <table:table-cell table:style-name="Таблица2.E18" office:value-type="string">
            <text:p text:style-name="P38">CS = 19F5</text:p>
            <text:p text:style-name="P38">SP = 0018</text:p>
            <text:p text:style-name="P38">IP = 0000</text:p>
            <text:p text:style-name="P33"><text:span text:style-name="T32">STACK(+2) = </text:span><text:span text:style-name="T35">0000</text:span></text:p>
          </table:table-cell>
        </table:table-row>
        <table:table-row table:style-name="Таблица2.9">
          <table:table-cell table:style-name="Таблица2.A19" office:value-type="string">
            <text:p text:style-name="P66">0000</text:p>
          </table:table-cell>
          <table:table-cell table:style-name="Таблица2.B19" office:value-type="string">
            <text:p text:style-name="P66">INT 20</text:p>
          </table:table-cell>
          <table:table-cell table:style-name="Таблица2.C19" office:value-type="string">
            <text:p text:style-name="P66">CD20</text:p>
          </table:table-cell>
          <table:table-cell table:style-name="Таблица2.D19" office:value-type="string">
            <text:p text:style-name="P66">AX = 0907</text:p>
            <text:p text:style-name="P66">DX <text:s/>= 0010</text:p>
            <text:p text:style-name="P66">CS = 19F5</text:p>
            <text:p text:style-name="P66">DS = 1A07</text:p>
            <text:p text:style-name="P66">IP = 0000</text:p>
          </table:table-cell>
          <table:table-cell table:style-name="Таблица2.E19" office:value-type="string">
            <text:p text:style-name="P66">AX = 0000</text:p>
            <text:p text:style-name="P66">DX <text:s/>= 0000</text:p>
            <text:p text:style-name="P66">CS = 1A0A</text:p>
            <text:p text:style-name="P66">DS = 19F5</text:p>
            <text:p text:style-name="P66">IP = 0005</text:p>
          </table:table-cell>
        </table:table-row>
      </table:table>
      <text:p text:style-name="P1"/>
      <text:p text:style-name="P52"/>
      <text:p text:style-name="P52">Выводы.</text:p>
      <text:p text:style-name="P6">В ходе выполнения лабораторной работы были получены основные навыки программирования на ассемблере.</text:p>
      <text:p text:style-name="P2">Приложение А. Код программ.</text:p>
      <text:p text:style-name="P7">Имя файла: <text:span text:style-name="T13">hello1.asm</text:span></text:p>
      <text:p text:style-name="P53">; HELLO1.ASM - <text:s/>упрощенная версия учебной программы лаб.раб. N1</text:p>
      <text:p text:style-name="P53">; <text:s text:c="14"/>по дисциплине "Архитектура компьютера"</text:p>
      <text:p text:style-name="P53">; *****************************************************************</text:p>
      <text:p text:style-name="P53">; Назначение: Программа формирует и выводит на экран приветствие</text:p>
      <text:p text:style-name="P53">; <text:s text:c="12"/>пользователя с помощью функции ДОС "Вывод строки"</text:p>
      <text:p text:style-name="P53">; <text:s text:c="12"/>(номер 09 прерывание 21h), которая:</text:p>
      <text:p text:style-name="P53">; <text:s text:c="13"/>- обеспечивает вывод на экран строки символов,</text:p>
      <text:p text:style-name="P53">; <text:s text:c="15"/>заканчивающейся знаком "$";</text:p>
      <text:p text:style-name="P53">; <text:s text:c="13"/>- требует задания в регистре ah номера функции=09h,</text:p>
      <text:p text:style-name="P53">; <text:s text:c="15"/>а в регистре dx - <text:s/>смещения <text:s/>адреса <text:s/>выводимой</text:p>
      <text:p text:style-name="P53">; <text:s text:c="15"/>строки;</text:p>
      <text:p text:style-name="P53">; <text:s text:c="13"/>- использует регистр <text:s/>ax <text:s/>и <text:s/>не сохраняет его</text:p>
      <text:p text:style-name="P53">; <text:s text:c="15"/>содержимое.</text:p>
      <text:p text:style-name="P53">; ******************************************************************</text:p>
      <text:p text:style-name="P53"/>
      <text:p text:style-name="P53"><text:s text:c="3"/>DOSSEG <text:s text:c="37"/>; Задание сегментов под ДОС</text:p>
      <text:p text:style-name="P53"><text:s text:c="3"/>.MODEL <text:s/>SMALL <text:s text:c="30"/>; Модель памяти-SMALL(Малая)</text:p>
      <text:p text:style-name="P53"><text:s text:c="3"/>.STACK <text:s/>100h <text:s text:c="31"/>; Отвести под Стек 256 байт</text:p>
      <text:p text:style-name="P53"><text:s text:c="3"/>.DATA <text:s text:c="38"/>; Начало сегмента данных</text:p>
      <text:p text:style-name="P53">Greeting <text:s/>LABEL <text:s/>BYTE <text:s text:c="25"/>; Текст <text:s/>приветствия</text:p>
      <text:p text:style-name="P53"><text:s text:c="3"/>DB 'Вас приветствует ст.гр.1381 - Мелькумянц Д.А.',13,10,'$'</text:p>
      <text:p text:style-name="P53"><text:s text:c="3"/>.CODE <text:s text:c="31"/>; Начало сегмента кода</text:p>
      <text:p text:style-name="P53"><text:s text:c="3"/>mov <text:s/>ax, @data <text:s text:c="23"/>; Загрузка в DS адреса начала</text:p>
      <text:p text:style-name="P53"><text:s text:c="3"/>mov <text:s/>ds, ax <text:s text:c="26"/>; сегмента данных</text:p>
      <text:p text:style-name="P53"><text:s text:c="3"/>mov <text:s/>dx, OFFSET Greeting <text:s text:c="13"/>; Загрузка в dx смещения</text:p>
      <text:p text:style-name="P53"><text:s text:c="40"/>; адреса текста приветствия</text:p>
      <text:p text:style-name="P53"><text:soft-page-break/>DisplayGreeting:</text:p>
      <text:p text:style-name="P53"><text:s text:c="3"/>mov <text:s/>ah, 9 <text:s text:c="27"/>; # функции ДОС печати строки</text:p>
      <text:p text:style-name="P53"><text:s text:c="3"/>int <text:s/>21h <text:s text:c="28"/>; вывод на экран <text:s/>приветствия</text:p>
      <text:p text:style-name="P53"><text:s text:c="3"/>mov <text:s/>ah, 4ch <text:s text:c="25"/>; # функции ДОС завершения программы</text:p>
      <text:p text:style-name="P53"><text:s text:c="3"/>int <text:s/>21h <text:s text:c="28"/>; завершение программы и выход в ДОС</text:p>
      <text:p text:style-name="P53"><text:s text:c="3"/>END</text:p>
      <text:p text:style-name="P8">Имя файла: <text:span text:style-name="T13">hello2.asm</text:span></text:p>
      <text:p text:style-name="P8"><text:span text:style-name="T13">; HELLO2 - Учебная программа N2 <text:s/>лаб.раб.#1 по дисциплине "Архитектура компьютера"<text:line-break/>; <text:s text:c="9"/>Программа использует процедуру для печати строки<text:line-break/>;<text:line-break/>; <text:s text:c="5"/>ТЕКСТ <text:s/>ПРОГРАММЫ<text:line-break/><text:line-break/>EOFLine <text:s/>EQU <text:s/>'$' <text:s text:c="8"/>; Определение символьной константы<text:line-break/> <text:s text:c="25"/>; <text:s text:c="4"/>"Конец строки"<text:line-break/><text:line-break/>; Стек <text:s/>программы<text:line-break/><text:line-break/>ASSUME CS:CODE, SS:AStack<text:line-break/><text:line-break/>AStack <text:s text:c="3"/>SEGMENT <text:s/>STACK<text:line-break/> <text:s text:c="9"/>DW 12 DUP('!') <text:s text:c="3"/>; Отводится 12 слов памяти<text:line-break/>AStack <text:s text:c="3"/>ENDS<text:line-break/><text:line-break/>; Данные программы<text:line-break/><text:line-break/>DATA <text:s text:c="5"/>SEGMENT<text:line-break/><text:line-break/>; <text:s/>Директивы описания данных<text:line-break/><text:line-break/></text:span><text:soft-page-break/><text:span text:style-name="T13">HELLO <text:s text:c="4"/>DB 'Hello Worlds!', 0AH, 0DH,EOFLine<text:line-break/>GREETING <text:s/>DB 'Student from 4350 - $'<text:line-break/>DATA <text:s text:c="5"/>ENDS<text:line-break/><text:line-break/>; Код программы<text:line-break/><text:line-break/>CODE <text:s text:c="5"/>SEGMENT<text:line-break/>; Процедура печати строки<text:line-break/>WriteMsg <text:s/>PROC <text:s/>NEAR<text:line-break/> <text:s text:c="9"/>mov <text:s text:c="2"/>AH,9<text:line-break/> <text:s text:c="9"/>int <text:s text:c="2"/>21h <text:s/>; Вызов функции DOS по прерыванию<text:line-break/> <text:s text:c="9"/>ret<text:line-break/>WriteMsg <text:s/>ENDP<text:line-break/><text:line-break/>; Головная процедура<text:line-break/>Main <text:s text:c="5"/>PROC <text:s/>FAR<text:line-break/> <text:s text:c="9"/>push <text:s/>DS <text:s text:c="6"/>;\ <text:s/>Сохранение адреса начала PSP в стеке<text:line-break/> <text:s text:c="9"/>sub <text:s text:c="2"/>AX,AX <text:s text:c="3"/>; &gt; для последующего восстановления по<text:line-break/> <text:s text:c="9"/>push <text:s/>AX <text:s text:c="6"/>;/ <text:s/>команде ret, завершающей процедуру.<text:line-break/> <text:s text:c="9"/>mov <text:s text:c="2"/>AX,DATA <text:s text:c="12"/>; Загрузка сегментного<text:line-break/> <text:s text:c="9"/>mov <text:s text:c="2"/>DS,AX <text:s text:c="14"/>; регистра данных.<text:line-break/> <text:s text:c="9"/>mov <text:s text:c="2"/>DX, OFFSET HELLO <text:s text:c="3"/>; Вывод на экран первой<text:line-break/> <text:s text:c="9"/>call <text:s/>WriteMsg <text:s text:c="11"/>; строки приветствия.<text:line-break/> <text:s text:c="9"/>mov <text:s text:c="2"/>DX, OFFSET GREETING ; Вывод на экран второй<text:line-break/> <text:s text:c="9"/>call <text:s/>WriteMsg <text:s text:c="11"/>; строки приветствия.<text:line-break/> <text:s text:c="9"/>ret <text:s text:c="22"/>; Выход в DOS по команде,<text:line-break/> <text:s text:c="35"/>; находящейся в 1-ом слове PSP.<text:line-break/>Main <text:s text:c="5"/>ENDP<text:line-break/>CODE <text:s text:c="5"/>ENDS<text:line-break/> <text:s text:c="9"/>END Main<text:line-break/></text:span></text:p>
      <text:p text:style-name="P41"><text:bookmark text:name="_GoBack"/><text:soft-page-break/><text:span text:style-name="T37">Приложение Б. </text:span><text:span text:style-name="T36">Листинг <text:s/>успешной <text:s/>трансляции <text:s/></text:span></text:p>
      <text:p text:style-name="P41"><text:span text:style-name="T36">программ</text:span><text:span text:style-name="T38">ами.</text:span></text:p>
      <text:p text:style-name="P42"><text:span text:style-name="T39">Имя файла: </text:span><text:span text:style-name="T40">hello1.lst</text:span></text:p>
      <text:p text:style-name="P59">#Microsoft (R) Macro Assembler Version 5.10 <text:s text:c="17"/>9/7/22 20:37:33<text:line-break/></text:p>
      <text:p text:style-name="P59"><text:s text:c="61"/>Page <text:s text:c="4"/>1-1</text:p>
      <text:p text:style-name="P59"/>
      <text:p text:style-name="P59"/>
      <text:p text:style-name="P59"><text:tab/><text:tab/><text:tab/><text:tab/></text:p>
      <text:p text:style-name="P59"><text:tab/><text:tab/><text:tab/><text:tab/>; HELLO1.ASM - <text:s/>СѓРїСЂРѕС‰РµРЅРЅР°СЏ РІРµСЂСЃРё</text:p>
      <text:p text:style-name="P59"><text:tab/><text:tab/><text:tab/><text:tab/>СЏ СѓС‡РµР±РЅРѕР№ РїСЂРѕРіСЂР°РјРјС‹ Р»Р°Р±.СЂР</text:p>
      <text:p text:style-name="P59"><text:tab/><text:tab/><text:tab/><text:tab/>°Р±. N1</text:p>
      <text:p text:style-name="P59"><text:tab/><text:tab/><text:tab/><text:tab/>; <text:s text:c="14"/>РїРѕ РґРёСЃС†РёРїР»РёРЅРµ "РђСЂ</text:p>
      <text:p text:style-name="P59"><text:tab/><text:tab/><text:tab/><text:tab/>С…РёС‚РµРєС‚СѓСЂР° РєРѕРјРїСЊСЋС‚РµСЂР°"</text:p>
      <text:p text:style-name="P59"><text:tab/><text:tab/><text:tab/><text:tab/>; *********************************************</text:p>
      <text:p text:style-name="P59"><text:tab/><text:tab/><text:tab/><text:tab/>********************</text:p>
      <text:p text:style-name="P59"><text:tab/><text:tab/><text:tab/><text:tab/>; РќР°Р·РЅР°С‡РµРЅРёРµ: РџСЂРѕРіСЂР°РјРјР° С„Рѕ</text:p>
      <text:p text:style-name="P59"><text:tab/><text:tab/><text:tab/><text:tab/>СЂРјРёСЂСѓРµС‚ Рё РІС‹РІРѕРґРёС‚ РЅР° СЌРєСЂР°Р</text:p>
      <text:p text:style-name="P59"><text:tab/><text:tab/><text:tab/><text:tab/>Ѕ РїСЂРёРІРµС‚СЃС‚РІРёРµ</text:p>
      <text:p text:style-name="P59"><text:tab/><text:tab/><text:tab/><text:tab/>; <text:s text:c="12"/>РїРѕР»СЊР·РѕРІР°С‚РµР»СЏ СЃ РїРѕР</text:p>
      <text:p text:style-name="P59"><text:tab/><text:tab/><text:tab/><text:tab/>јРѕС‰СЊСЋ С„СѓРЅРєС†РёРё Р”РћРЎ "Р’С‹РІРѕРґ СЃС</text:p>
      <text:p text:style-name="P59"><text:tab/><text:tab/><text:tab/><text:tab/>‚СЂРѕРєРё"</text:p>
      <text:p text:style-name="P59"><text:tab/><text:tab/><text:tab/><text:tab/>; <text:s text:c="12"/>(РЅРѕРјРµСЂ 09 РїСЂРµСЂС‹РІР°РЅРё</text:p>
      <text:p text:style-name="P59"><text:tab/><text:tab/><text:tab/><text:tab/>Рµ 21h), РєРѕС‚РѕСЂР°СЏ:</text:p>
      <text:p text:style-name="P59"><text:tab/><text:tab/><text:tab/><text:tab/>; <text:s text:c="13"/>- РѕР±РµСЃРїРµС‡РёРІР°РµС‚ РІС‹Р</text:p>
      <text:p text:style-name="P59"><text:tab/><text:tab/><text:tab/><text:tab/>ІРѕРґ РЅР° СЌРєСЂР°РЅ СЃС‚СЂРѕРєРё СЃРёРјРІРѕР»</text:p>
      <text:p text:style-name="P59"><text:tab/><text:tab/><text:tab/><text:tab/>РѕРІ,</text:p>
      <text:p text:style-name="P59"><text:tab/><text:tab/><text:tab/><text:tab/>; <text:s text:c="15"/>Р·Р°РєР°РЅС‡РёРІР°СЋС‰РµР№СЃСЏ</text:p>
      <text:p text:style-name="P59"><text:tab/><text:tab/><text:tab/><text:tab/> Р·РЅР°РєРѕРј "$";</text:p>
      <text:p text:style-name="P59"><text:tab/><text:tab/><text:tab/><text:tab/>; <text:s text:c="13"/>- С‚СЂРµР±СѓРµС‚ Р·Р°РґР°РЅРёСЏ </text:p>
      <text:p text:style-name="P59"><text:tab/><text:tab/><text:tab/><text:tab/>РІ СЂРµРіРёСЃС‚СЂРµ ah <text:soft-page-break/>РЅРѕРјРµСЂР° С„СѓРЅРєС†Р</text:p>
      <text:p text:style-name="P59"><text:tab/><text:tab/><text:tab/><text:tab/>ёРё=09h,</text:p>
      <text:p text:style-name="P59"><text:tab/><text:tab/><text:tab/><text:tab/>; <text:s text:c="15"/>Р° РІ СЂРµРіРёСЃС‚СЂРµ dx - <text:s/>С</text:p>
      <text:p text:style-name="P59"><text:tab/><text:tab/><text:tab/><text:tab/>ЃРјРµС‰РµРЅРёСЏ <text:s/>Р°РґСЂРµСЃР° <text:s/>РІС‹РІРѕРґРёРјРѕ</text:p>
      <text:p text:style-name="P59"><text:tab/><text:tab/><text:tab/><text:tab/>Р№</text:p>
      <text:p text:style-name="P59"><text:tab/><text:tab/><text:tab/><text:tab/>; <text:s text:c="15"/>СЃС‚СЂРѕРєРё;</text:p>
      <text:p text:style-name="P59"><text:tab/><text:tab/><text:tab/><text:tab/>; <text:s text:c="13"/>- РёСЃРїРѕР»СЊР·СѓРµС‚ СЂРµРіРёС</text:p>
      <text:p text:style-name="P59"><text:tab/><text:tab/><text:tab/><text:tab/>ЃС‚СЂ <text:s/>ax <text:s/>Рё <text:s/>РЅРµ СЃРѕС…СЂР°РЅСЏРµС‚ РµРіРѕ</text:p>
      <text:p text:style-name="P59"><text:tab/><text:tab/><text:tab/><text:tab/>; <text:s text:c="15"/>СЃРѕРґРµСЂР¶РёРјРѕРµ.</text:p>
      <text:p text:style-name="P59"><text:tab/><text:tab/><text:tab/><text:tab/>; *********************************************</text:p>
      <text:p text:style-name="P59"><text:tab/><text:tab/><text:tab/><text:tab/>*********************</text:p>
      <text:p text:style-name="P59"><text:tab/><text:tab/><text:tab/><text:tab/></text:p>
      <text:p text:style-name="P59"><text:tab/><text:tab/><text:tab/><text:tab/> <text:s text:c="2"/>DOSSEG <text:s text:c="37"/></text:p>
      <text:p text:style-name="P59"><text:tab/><text:tab/><text:tab/><text:tab/>; Р—Р°РґР°РЅРёРµ СЃРµРіРјРµРЅС‚РѕРІ РїРѕРґ Р”Рћ</text:p>
      <text:p text:style-name="P59"><text:tab/><text:tab/><text:tab/><text:tab/>РЎ</text:p>
      <text:p text:style-name="P59"><text:tab/><text:tab/><text:tab/><text:tab/> <text:s text:c="2"/>.MODEL <text:s/>SMALL <text:s text:c="30"/></text:p>
      <text:p text:style-name="P59"><text:tab/><text:tab/><text:tab/><text:tab/>; РњРѕРґРµР»СЊ РїР°РјСЏС‚Рё-SMALL(РњР°Р»Р°СЏ)</text:p>
      <text:p text:style-name="P59"><text:tab/><text:tab/><text:tab/><text:tab/> <text:s text:c="2"/>.STACK <text:s/>100h <text:s text:c="31"/></text:p>
      <text:p text:style-name="P59"><text:tab/><text:tab/><text:tab/><text:tab/>; РћС‚РІРµСЃС‚Рё РїРѕРґ РЎС‚РµРє 256 Р±Р°Р№С‚</text:p>
      <text:p text:style-name="P59"><text:tab/><text:tab/><text:tab/><text:tab/> <text:s text:c="2"/>.DATA <text:s text:c="38"/></text:p>
      <text:p text:style-name="P59"><text:tab/><text:tab/><text:tab/><text:tab/>; РќР°С‡Р°Р»Рѕ СЃРµРіРјРµРЅС‚Р° РґР°РЅРЅС‹С…</text:p>
      <text:p text:style-name="P59"><text:s/>0000<text:tab/><text:tab/><text:tab/><text:tab/>Greeting <text:s/>LABEL <text:s/>BYTE <text:s text:c="25"/></text:p>
      <text:p text:style-name="P59"><text:tab/><text:tab/><text:tab/><text:tab/>; РўРµРєСЃС‚ <text:s/>РїСЂРёРІРµС‚СЃС‚РІРёСЏ</text:p>
      <text:p text:style-name="P59"><text:s/>0000 <text:s/>D0 92 D0 B0 D1 81<text:tab/> <text:s text:c="2"/>DB 'Р’Р°СЃ РїСЂРёРІРµС‚СЃС‚РІСѓРµС‚ СЃС‚.РіС</text:p>
      <text:p text:style-name="P59"><text:tab/><text:tab/><text:tab/><text:tab/>Ђ.1381 - РњРµР»СЊРєСѓРјСЏРЅС† Р”.Рђ.',13,10,'$'</text:p>
      <text:p text:style-name="P59"><text:s text:c="7"/>20 D0 BF D1 80 D0<text:tab/></text:p>
      <text:p text:style-name="P59"><text:s text:c="7"/>B8 D0 B2 D0 B5 D1<text:tab/></text:p>
      <text:p text:style-name="P59"><text:s text:c="7"/>82 D1 81 D1 82 D0<text:tab/></text:p>
      <text:p text:style-name="P59"><text:s text:c="7"/>B2 D1 83 D0 B5 D1<text:tab/></text:p>
      <text:p text:style-name="P59"><text:s text:c="7"/>82 20 D1 81 D1 82<text:tab/></text:p>
      <text:p text:style-name="P59"><text:s text:c="7"/>2E D0 B3 D1 80 2E<text:tab/></text:p>
      <text:p text:style-name="P59"><text:s text:c="7"/>31 33 38 31 20 2D<text:tab/></text:p>
      <text:p text:style-name="P61">#Microsoft (R) Macro Assembler Version 5.10 <text:s text:c="17"/>9/7/22 20:37:33<text:line-break/><text:soft-page-break/></text:p>
      <text:p text:style-name="P59"><text:s text:c="61"/>Page <text:s text:c="4"/>1-2</text:p>
      <text:p text:style-name="P59"/>
      <text:p text:style-name="P59"/>
      <text:p text:style-name="P59"><text:s text:c="7"/>20 D0 9C D0 B5 D0<text:tab/></text:p>
      <text:p text:style-name="P59"><text:s text:c="7"/>BB D1 8C D0 BA D1<text:tab/></text:p>
      <text:p text:style-name="P59"><text:s text:c="7"/>83 D0 BC D1 8F D0<text:tab/></text:p>
      <text:p text:style-name="P59"><text:s text:c="7"/>BD D1 86 20 D0 94<text:tab/></text:p>
      <text:p text:style-name="P59"><text:s text:c="7"/>2E D0 90 2E 0D 0A<text:tab/></text:p>
      <text:p text:style-name="P59"><text:s text:c="7"/>24<text:tab/><text:tab/><text:tab/></text:p>
      <text:p text:style-name="P59"><text:tab/><text:tab/><text:tab/><text:tab/> <text:s text:c="2"/>.CODE <text:s text:c="31"/>; РќР°С</text:p>
      <text:p text:style-name="P59"><text:tab/><text:tab/><text:tab/><text:tab/>‡Р°Р»Рѕ СЃРµРіРјРµРЅС‚Р° РєРѕРґР°</text:p>
      <text:p text:style-name="P59"><text:s/>0000 <text:s/>B8 ---- R<text:tab/><text:tab/> <text:s text:c="2"/>mov <text:s/>ax, @data <text:s text:c="23"/>; Р—Р°</text:p>
      <text:p text:style-name="P59"><text:tab/><text:tab/><text:tab/><text:tab/>РіСЂСѓР·РєР° РІ DS Р°РґСЂРµСЃР° РЅР°С‡Р°Р»Р°</text:p>
      <text:p text:style-name="P59"><text:s/>0003 <text:s/>8E D8<text:tab/><text:tab/><text:tab/> <text:s text:c="2"/>mov <text:s/>ds, ax <text:s text:c="26"/>; СЃРµ</text:p>
      <text:p text:style-name="P59"><text:tab/><text:tab/><text:tab/><text:tab/>РіРјРµРЅС‚Р° РґР°РЅРЅС‹С…</text:p>
      <text:p text:style-name="P59"><text:s/>0005 <text:s/>BA 0000 R<text:tab/><text:tab/> <text:s text:c="2"/>mov <text:s/>dx, OFFSET Greeting <text:s text:c="13"/>; Р—Р°</text:p>
      <text:p text:style-name="P59"><text:tab/><text:tab/><text:tab/><text:tab/>РіСЂСѓР·РєР° РІ dx СЃРјРµС‰РµРЅРёСЏ</text:p>
      <text:p text:style-name="P59"><text:tab/><text:tab/><text:tab/><text:tab/> <text:s text:c="39"/>; Р°РґС</text:p>
      <text:p text:style-name="P59"><text:tab/><text:tab/><text:tab/><text:tab/>ЂРµСЃР° С‚РµРєСЃС‚Р° РїСЂРёРІРµС‚СЃС‚РІРёСЏ</text:p>
      <text:p text:style-name="P59"><text:s/>0008<text:tab/><text:tab/><text:tab/><text:tab/>DisplayGreeting:</text:p>
      <text:p text:style-name="P59"><text:s/>0008 <text:s/>B4 09<text:tab/><text:tab/><text:tab/> <text:s text:c="2"/>mov <text:s/>ah, 9 <text:s text:c="27"/>; # С„</text:p>
      <text:p text:style-name="P59"><text:tab/><text:tab/><text:tab/><text:tab/>СѓРЅРєС†РёРё Р”РћРЎ РїРµС‡Р°С‚Рё СЃС‚СЂРѕРєРё</text:p>
      <text:p text:style-name="P59"><text:s/>000A <text:s/>CD 21<text:tab/><text:tab/><text:tab/> <text:s text:c="2"/>int <text:s/>21h <text:s text:c="28"/>; РІС‹Р</text:p>
      <text:p text:style-name="P59"><text:tab/><text:tab/><text:tab/><text:tab/>ІРѕРґ РЅР° СЌРєСЂР°РЅ <text:s/>РїСЂРёРІРµС‚СЃС‚РІРёСЏ</text:p>
      <text:p text:style-name="P59"><text:s/>000C <text:s/>B4 4C<text:tab/><text:tab/><text:tab/> <text:s text:c="2"/>mov <text:s/>ah, 4ch <text:s text:c="25"/>; # С„</text:p>
      <text:p text:style-name="P59"><text:tab/><text:tab/><text:tab/><text:tab/>СѓРЅРєС†РёРё Р”РћРЎ Р·Р°РІРµСЂС€РµРЅРёСЏ РїСЂРѕ</text:p>
      <text:p text:style-name="P59"><text:tab/><text:tab/><text:tab/><text:tab/>РіСЂР°РјРјС‹</text:p>
      <text:p text:style-name="P59"><text:s/>000E <text:s/>CD 21<text:tab/><text:tab/><text:tab/> <text:s text:c="2"/>int <text:s/>21h <text:s text:c="28"/>; Р·Р°Р</text:p>
      <text:p text:style-name="P59"><text:tab/><text:tab/><text:tab/><text:tab/>ІРµСЂС€РµРЅРёРµ РїСЂРѕРіСЂР°РјРјС‹ Рё РІС‹С…РѕР</text:p>
      <text:p text:style-name="P59"><text:tab/><text:tab/><text:tab/><text:tab/>ґ РІ Р”РћРЎ</text:p>
      <text:p text:style-name="P59"><text:tab/><text:tab/><text:tab/><text:tab/> <text:s text:c="2"/>END</text:p>
      <text:p text:style-name="P59"/>
      <text:p text:style-name="P60">#Microsoft (R) Macro Assembler Version 5.10 <text:s text:c="17"/>9/7/22 20:37:33<text:line-break/></text:p>
      <text:p text:style-name="P59"><text:s text:c="61"/>Symbols-1</text:p>
      <text:p text:style-name="P59"/>
      <text:p text:style-name="P59"/>
      <text:p text:style-name="P59">Segments and Groups:</text:p>
      <text:p text:style-name="P59"/>
      <text:p text:style-name="P59"><text:s text:c="16"/>N a m e <text:s text:c="8"/><text:tab/>Length<text:tab/> Align<text:tab/>Combine Class</text:p>
      <text:p text:style-name="P59"/>
      <text:p text:style-name="P59">DGROUP . . . . . . . . . . . . . <text:s/><text:tab/>GROUP</text:p>
      <text:p text:style-name="P59"><text:s text:c="2"/>_DATA <text:s/>. . . . . . . . . . . . <text:s/><text:tab/>004F<text:tab/>WORD<text:tab/>PUBLIC<text:tab/>'DATA'</text:p>
      <text:p text:style-name="P59"><text:s text:c="2"/>STACK <text:s/>. . . . . . . . . . . . <text:s/><text:tab/>0100<text:tab/>PARA<text:tab/>STACK<text:tab/>'STACK'</text:p>
      <text:p text:style-name="P59">_TEXT <text:s/>. . . . . . . . . . . . . <text:s/><text:tab/>0010<text:tab/>WORD<text:tab/>PUBLIC<text:tab/>'CODE'</text:p>
      <text:p text:style-name="P59"/>
      <text:p text:style-name="P59">Symbols: <text:s text:c="11"/></text:p>
      <text:p text:style-name="P59"/>
      <text:p text:style-name="P59"><text:s text:c="16"/>N a m e <text:s text:c="8"/><text:tab/>Type<text:tab/> Value<text:tab/> Attr</text:p>
      <text:p text:style-name="P59"/>
      <text:p text:style-name="P59">DISPLAYGREETING <text:s/>. . . . . . . . <text:s/><text:tab/>L NEAR<text:tab/>0008<text:tab/>_TEXT</text:p>
      <text:p text:style-name="P59"/>
      <text:p text:style-name="P59">GREETING . . . . . . . . . . . . <text:s/><text:tab/>L BYTE<text:tab/>0000<text:tab/>_DATA</text:p>
      <text:p text:style-name="P59"/>
      <text:p text:style-name="P59">@CODE <text:s/>. . . . . . . . . . . . . <text:s/><text:tab/>TEXT <text:s/>_TEXT<text:tab/><text:tab/></text:p>
      <text:p text:style-name="P59">@CODESIZE <text:s/>. . . . . . . . . . . <text:s/><text:tab/>TEXT <text:s/>0<text:tab/><text:tab/></text:p>
      <text:p text:style-name="P59">@CPU . . . . . . . . . . . . . . <text:s/><text:tab/>TEXT <text:s/>0101h<text:tab/><text:tab/></text:p>
      <text:p text:style-name="P59">@DATASIZE <text:s/>. . . . . . . . . . . <text:s/><text:tab/>TEXT <text:s/>0<text:tab/><text:tab/></text:p>
      <text:p text:style-name="P59">@FILENAME <text:s/>. . . . . . . . . . . <text:s/><text:tab/>TEXT <text:s/>hello1<text:tab/><text:tab/></text:p>
      <text:p text:style-name="P59">@VERSION . . . . . . . . . . . . <text:s/><text:tab/>TEXT <text:s/>510<text:tab/><text:tab/></text:p>
      <text:p text:style-name="P59"/>
      <text:p text:style-name="P59"/>
      <text:p text:style-name="P59"><text:s text:c="5"/>33 Source <text:s/>Lines</text:p>
      <text:p text:style-name="P59"><text:s text:c="5"/>33 Total <text:s text:c="2"/>Lines</text:p>
      <text:p text:style-name="P59"><text:s text:c="5"/>19 Symbols</text:p>
      <text:p text:style-name="P59"/>
      <text:p text:style-name="P59"><text:s text:c="2"/>47994 + 459266 Bytes symbol space free</text:p>
      <text:p text:style-name="P59"/>
      <text:p text:style-name="P59"><text:s text:c="6"/>0 Warning Errors</text:p>
      <text:p text:style-name="P59"><text:s text:c="6"/>0 Severe <text:s/>Errors</text:p>
      <text:p text:style-name="P59"/>
      <text:p text:style-name="P43"><text:span text:style-name="T39">Имя файла: </text:span><text:span text:style-name="T40">hello2.lst</text:span></text:p>
      <text:p text:style-name="P59"/>
      <text:p text:style-name="P60">#Microsoft (R) Macro Assembler Version 5.10 <text:s text:c="17"/>9/7/22 20:50:36<text:line-break/></text:p>
      <text:p text:style-name="P59"><text:s text:c="61"/>Page <text:s text:c="4"/>1-1</text:p>
      <text:p text:style-name="P59"/>
      <text:p text:style-name="P59"/>
      <text:p text:style-name="P59"><text:tab/><text:tab/><text:tab/><text:tab/>; HELLO2 - РЈС‡РµР±РЅР°СЏ РїСЂРѕРіСЂР°РјРјР° N2</text:p>
      <text:p text:style-name="P59"><text:tab/><text:tab/><text:tab/><text:tab/> <text:s/>Р»Р°Р±.СЂР°Р±.#1 РїРѕ РґРёСЃС†РёРїР»РёРЅРµ "Р</text:p>
      <text:p text:style-name="P59"><text:tab/><text:tab/><text:tab/><text:tab/>ђСЂС…РёС‚РµРєС‚СѓСЂР° РєРѕРјРїСЊСЋС‚РµСЂР°"</text:p>
      <text:p text:style-name="P59"><text:tab/><text:tab/><text:tab/><text:tab/>; <text:s text:c="9"/>РџСЂРѕРіСЂР°РјРјР° РёСЃРїРѕР»СЊР·СѓР</text:p>
      <text:p text:style-name="P59"><text:tab/><text:tab/><text:tab/><text:tab/>µС‚ РїСЂРѕС†РµРґСѓСЂСѓ РґР»СЏ РїРµС‡Р°С‚Рё СЃС‚</text:p>
      <text:p text:style-name="P59"><text:tab/><text:tab/><text:tab/><text:tab/>СЂРѕРєРё</text:p>
      <text:p text:style-name="P59"><text:tab/><text:tab/><text:tab/><text:tab/>;</text:p>
      <text:p text:style-name="P59"><text:tab/><text:tab/><text:tab/><text:tab/>; <text:s text:c="5"/>РўР•РљРЎРў <text:s/>РџР РћР“Р РђРњРњР«</text:p>
      <text:p text:style-name="P59"><text:tab/><text:tab/><text:tab/><text:tab/></text:p>
      <text:p text:style-name="P59"><text:s/>= 0024<text:tab/><text:tab/><text:tab/><text:tab/>EOFLine <text:s/>EQU <text:s/>'$' <text:s text:c="8"/>; РћРїСЂРµРґРµР»РµРЅР</text:p>
      <text:p text:style-name="P59"><text:tab/><text:tab/><text:tab/><text:tab/>ёРµ СЃРёРјРІРѕР»СЊРЅРѕР№ РєРѕРЅСЃС‚Р°РЅС‚С‹</text:p>
      <text:p text:style-name="P59"><text:tab/><text:tab/><text:tab/><text:tab/> <text:s text:c="25"/>; <text:s text:c="4"/>"РљРѕРЅРµС† СЃС</text:p>
      <text:p text:style-name="P59"><text:tab/><text:tab/><text:tab/><text:tab/>‚СЂРѕРєРё"</text:p>
      <text:p text:style-name="P59"><text:tab/><text:tab/><text:tab/><text:tab/></text:p>
      <text:p text:style-name="P59"><text:tab/><text:tab/><text:tab/><text:tab/>; РЎС‚РµРє <text:s/>РїСЂРѕРіСЂР°РјРјС‹</text:p>
      <text:p text:style-name="P59"><text:tab/><text:tab/><text:tab/><text:tab/></text:p>
      <text:p text:style-name="P59"><text:tab/><text:tab/><text:tab/><text:tab/>ASSUME CS:CODE, SS:AStack</text:p>
      <text:p text:style-name="P59"><text:tab/><text:tab/><text:tab/><text:tab/></text:p>
      <text:p text:style-name="P59"><text:s/>0000<text:tab/><text:tab/><text:tab/><text:tab/>AStack <text:s text:c="3"/>SEGMENT <text:s/>STACK</text:p>
      <text:p text:style-name="P59"><text:s/>0000 <text:s/>000C[<text:tab/><text:tab/><text:tab/> <text:s text:c="9"/>DW 12 DUP('!') <text:s text:c="3"/>; РћС‚РІРѕРґРёС‚СЃС</text:p>
      <text:p text:style-name="P59"><text:tab/><text:tab/><text:tab/><text:tab/>Џ 12 СЃР»РѕРІ РїР°РјСЏС‚Рё</text:p>
      <text:p text:style-name="P59"><text:tab/> <text:s text:c="2"/>0021<text:tab/><text:tab/><text:tab/></text:p>
      <text:p text:style-name="P59"><text:tab/><text:tab/><text:tab/> ]<text:tab/></text:p>
      <text:p text:style-name="P59"><text:tab/><text:tab/><text:tab/><text:tab/></text:p>
      <text:p text:style-name="P59"><text:s/>0018<text:tab/><text:tab/><text:tab/><text:tab/>AStack <text:s text:c="3"/>ENDS</text:p>
      <text:p text:style-name="P59"><text:tab/><text:tab/><text:tab/><text:tab/></text:p>
      <text:p text:style-name="P59"><text:tab/><text:tab/><text:tab/><text:tab/>; Р”Р°РЅРЅС‹Рµ РїСЂРѕРіСЂР°РјРјС‹</text:p>
      <text:p text:style-name="P59"><text:tab/><text:tab/><text:tab/><text:tab/></text:p>
      <text:p text:style-name="P59"><text:s/>0000<text:tab/><text:tab/><text:tab/><text:tab/>DATA <text:s text:c="5"/>SEGMENT</text:p>
      <text:p text:style-name="P59"><text:tab/><text:tab/><text:tab/><text:tab/></text:p>
      <text:p text:style-name="P43"><text:span text:style-name="T40"><text:tab/><text:tab/><text:tab/><text:tab/>; <text:s/>Р”РёСЂРµРєС‚РёРІС‹ </text:span><text:soft-page-break/><text:span text:style-name="T40">РѕРїРёСЃР°РЅРёСЏ РґР°РЅРЅ</text:span></text:p>
      <text:p text:style-name="P59"><text:tab/><text:tab/><text:tab/><text:tab/>С‹С…</text:p>
      <text:p text:style-name="P59"><text:tab/><text:tab/><text:tab/><text:tab/></text:p>
      <text:p text:style-name="P59"><text:s/>0000 <text:s/>48 65 6C 6C 6F 20<text:tab/>HELLO <text:s text:c="4"/>DB 'Hello Worlds!', 0AH, 0DH,EOFLine</text:p>
      <text:p text:style-name="P59"><text:s text:c="7"/>57 6F 72 6C 64 73<text:tab/></text:p>
      <text:p text:style-name="P59"><text:s text:c="7"/>21 0A 0D 24<text:tab/><text:tab/></text:p>
      <text:p text:style-name="P59"><text:s/>0010 <text:s/>53 74 75 64 65 6E<text:tab/>GREETING <text:s/>DB 'Student from 4350 - $'</text:p>
      <text:p text:style-name="P59"><text:s text:c="7"/>74 20 66 72 6F 6D<text:tab/></text:p>
      <text:p text:style-name="P59"><text:s text:c="7"/>20 34 33 35 30 20<text:tab/></text:p>
      <text:p text:style-name="P59"><text:s text:c="7"/>2D 20 24<text:tab/><text:tab/><text:tab/></text:p>
      <text:p text:style-name="P59"><text:s/>0025<text:tab/><text:tab/><text:tab/><text:tab/>DATA <text:s text:c="5"/>ENDS</text:p>
      <text:p text:style-name="P59"><text:tab/><text:tab/><text:tab/><text:tab/></text:p>
      <text:p text:style-name="P59"><text:tab/><text:tab/><text:tab/><text:tab/>; РљРѕРґ РїСЂРѕРіСЂР°РјРјС‹</text:p>
      <text:p text:style-name="P59"><text:tab/><text:tab/><text:tab/><text:tab/></text:p>
      <text:p text:style-name="P59"><text:s/>0000<text:tab/><text:tab/><text:tab/><text:tab/>CODE <text:s text:c="5"/>SEGMENT</text:p>
      <text:p text:style-name="P59"><text:tab/><text:tab/><text:tab/><text:tab/>; РџСЂРѕС†РµРґСѓСЂР° РїРµС‡Р°С‚Рё СЃС‚СЂРѕРєРё</text:p>
      <text:p text:style-name="P59"><text:s/>0000<text:tab/><text:tab/><text:tab/><text:tab/>WriteMsg <text:s/>PROC <text:s/>NEAR</text:p>
      <text:p text:style-name="P59"><text:s/>0000 <text:s/>B4 09<text:tab/><text:tab/><text:tab/> <text:s text:c="9"/>mov <text:s text:c="2"/>AH,9</text:p>
      <text:p text:style-name="P59"><text:s/>0002 <text:s/>CD 21<text:tab/><text:tab/><text:tab/> <text:s text:c="9"/>int <text:s text:c="2"/>21h <text:s/>; Р’С‹Р·РѕРІ С„СѓРЅРєС†РёР</text:p>
      <text:p text:style-name="P59"><text:tab/><text:tab/><text:tab/><text:tab/>ё DOS РїРѕ РїСЂРµСЂС‹РІР°РЅРёСЋ</text:p>
      <text:p text:style-name="P59"><text:s/>0004 <text:s/>C3<text:tab/><text:tab/><text:tab/> <text:s text:c="9"/>ret</text:p>
      <text:p text:style-name="P59"><text:s/>0005<text:tab/><text:tab/><text:tab/><text:tab/>WriteMsg <text:s/>ENDP</text:p>
      <text:p text:style-name="P59"><text:tab/><text:tab/><text:tab/><text:tab/></text:p>
      <text:p text:style-name="P59"><text:tab/><text:tab/><text:tab/><text:tab/>; Р“РѕР»РѕРІРЅР°СЏ РїСЂРѕС†РµРґСѓСЂР°</text:p>
      <text:p text:style-name="P61"><text:s/>#Microsoft (R) Macro Assembler Version 5.10 <text:s text:c="17"/>9/7/22 20:50:36<text:line-break/></text:p>
      <text:p text:style-name="P59"><text:s text:c="61"/>Page <text:s text:c="4"/>1-2</text:p>
      <text:p text:style-name="P59"/>
      <text:p text:style-name="P59"/>
      <text:p text:style-name="P59"><text:s/>0005<text:tab/><text:tab/><text:tab/><text:tab/>Main <text:s text:c="5"/>PROC <text:s/>FAR</text:p>
      <text:p text:style-name="P59"><text:s/>0005 <text:s/>1E<text:tab/><text:tab/><text:tab/> <text:s text:c="9"/>push <text:s/>DS <text:s text:c="6"/>;\ <text:s/>РЎРѕС…СЂР°РЅРµРЅРё</text:p>
      <text:p text:style-name="P59"><text:tab/><text:tab/><text:tab/><text:tab/>Рµ Р°РґСЂРµСЃР° РЅР°С‡Р°Р»Р° PSP РІ СЃС‚РµРєРµ</text:p>
      <text:p text:style-name="P59"><text:s/>0006 <text:s/>2B C0<text:tab/><text:tab/><text:tab/> <text:s text:c="9"/>sub <text:s text:c="2"/>AX,AX <text:s text:c="3"/>; &gt; РґР»СЏ РїРѕСЃР»РµР</text:p>
      <text:p text:style-name="P59"><text:tab/><text:tab/><text:tab/><text:tab/>ґСѓСЋС‰РµРіРѕ РІРѕСЃСЃС‚Р°РЅРѕРІР»РµРЅРёСЏ РїРѕ</text:p>
      <text:p text:style-name="P59"><text:s/>0008 <text:s/>50<text:tab/><text:tab/><text:tab/> <text:s text:c="9"/>push <text:s/>AX <text:s text:c="6"/>;/ <text:s/>РєРѕРјР°РЅРґРµ ret</text:p>
      <text:p text:style-name="P59"><text:tab/><text:tab/><text:tab/><text:tab/>, Р·Р°РІРµСЂС€Р°СЋС‰РµР№ РїСЂРѕС†РµРґСѓСЂСѓ.</text:p>
      <text:p text:style-name="P59"><text:s/>0009 <text:s/>B8 ---- R<text:tab/><text:tab/> <text:s text:c="9"/>mov <text:s text:c="2"/>AX,DATA <text:s text:c="12"/>; Р—Р°РіСЂС</text:p>
      <text:p text:style-name="P59"><text:soft-page-break/><text:tab/><text:tab/><text:tab/><text:tab/>ѓР·РєР° СЃРµРіРјРµРЅС‚РЅРѕРіРѕ</text:p>
      <text:p text:style-name="P59"><text:s/>000C <text:s/>8E D8<text:tab/><text:tab/><text:tab/> <text:s text:c="9"/>mov <text:s text:c="2"/>DS,AX <text:s text:c="14"/>; СЂРµРіРёС</text:p>
      <text:p text:style-name="P59"><text:tab/><text:tab/><text:tab/><text:tab/>ЃС‚СЂР° РґР°РЅРЅС‹С….</text:p>
      <text:p text:style-name="P59"><text:s/>000E <text:s/>BA 0000 R<text:tab/><text:tab/> <text:s text:c="9"/>mov <text:s text:c="2"/>DX, OFFSET HELLO <text:s text:c="3"/>; Р’С‹РІРѕР</text:p>
      <text:p text:style-name="P59"><text:tab/><text:tab/><text:tab/><text:tab/>ґ РЅР° СЌРєСЂР°РЅ РїРµСЂРІРѕР№</text:p>
      <text:p text:style-name="P59"><text:s/>0011 <text:s/>E8 0000 R<text:tab/><text:tab/> <text:s text:c="9"/>call <text:s/>WriteMsg <text:s text:c="11"/>; СЃС‚СЂРѕР</text:p>
      <text:p text:style-name="P59"><text:tab/><text:tab/><text:tab/><text:tab/>єРё РїСЂРёРІРµС‚СЃС‚РІРёСЏ.</text:p>
      <text:p text:style-name="P59"><text:s/>0014 <text:s/>BA 0010 R<text:tab/><text:tab/> <text:s text:c="9"/>mov <text:s text:c="2"/>DX, OFFSET GREETING ; Р’С‹РІРѕР</text:p>
      <text:p text:style-name="P59"><text:tab/><text:tab/><text:tab/><text:tab/>ґ РЅР° СЌРєСЂР°РЅ РІС‚РѕСЂРѕР№</text:p>
      <text:p text:style-name="P59"><text:s/>0017 <text:s/>E8 0000 R<text:tab/><text:tab/> <text:s text:c="9"/>call <text:s/>WriteMsg <text:s text:c="11"/>; СЃС‚СЂРѕР</text:p>
      <text:p text:style-name="P59"><text:tab/><text:tab/><text:tab/><text:tab/>єРё РїСЂРёРІРµС‚СЃС‚РІРёСЏ.</text:p>
      <text:p text:style-name="P59"><text:s/>001A <text:s/>CB<text:tab/><text:tab/><text:tab/> <text:s text:c="9"/>ret <text:s text:c="22"/>; Р’С‹С…РѕР</text:p>
      <text:p text:style-name="P59"><text:tab/><text:tab/><text:tab/><text:tab/>ґ РІ DOS РїРѕ РєРѕРјР°РЅРґРµ,</text:p>
      <text:p text:style-name="P59"><text:tab/><text:tab/><text:tab/><text:tab/> <text:s text:c="35"/>; РЅР°С…РѕР</text:p>
      <text:p text:style-name="P59"><text:tab/><text:tab/><text:tab/><text:tab/>ґСЏС‰РµР№СЃСЏ РІ 1-РѕРј СЃР»РѕРІРµ PSP.</text:p>
      <text:p text:style-name="P59"><text:s/>001B<text:tab/><text:tab/><text:tab/><text:tab/>Main <text:s text:c="5"/>ENDP</text:p>
      <text:p text:style-name="P59"><text:s/>001B<text:tab/><text:tab/><text:tab/><text:tab/>CODE <text:s text:c="5"/>ENDS</text:p>
      <text:p text:style-name="P59"><text:tab/><text:tab/><text:tab/><text:tab/> <text:s text:c="9"/>END Main</text:p>
      <text:p text:style-name="P59"/>
      <text:p text:style-name="P60">#Microsoft (R) Macro Assembler Version 5.10 <text:s text:c="17"/>9/7/22 20:50:36<text:line-break/></text:p>
      <text:p text:style-name="P59"><text:s text:c="61"/>Symbols-1</text:p>
      <text:p text:style-name="P59"/>
      <text:p text:style-name="P59"/>
      <text:p text:style-name="P59">Segments and Groups:</text:p>
      <text:p text:style-name="P59"/>
      <text:p text:style-name="P59"><text:s text:c="16"/>N a m e <text:s text:c="8"/><text:tab/>Length<text:tab/> Align<text:tab/>Combine Class</text:p>
      <text:p text:style-name="P59"/>
      <text:p text:style-name="P59">ASTACK . . . . . . . . . . . . . <text:s/><text:tab/>0018<text:tab/>PARA<text:tab/>STACK<text:tab/></text:p>
      <text:p text:style-name="P59">CODE . . . . . . . . . . . . . . <text:s/><text:tab/>001B<text:tab/>PARA<text:tab/>NONE<text:tab/></text:p>
      <text:p text:style-name="P59">DATA . . . . . . . . . . . . . . <text:s/><text:tab/>0025<text:tab/>PARA<text:tab/>NONE<text:tab/></text:p>
      <text:p text:style-name="P59"/>
      <text:p text:style-name="P59">Symbols: <text:s text:c="11"/></text:p>
      <text:p text:style-name="P59"/>
      <text:p text:style-name="P59"><text:s text:c="16"/>N a m e <text:s text:c="8"/><text:tab/>Type<text:tab/> Value<text:tab/> Attr</text:p>
      <text:p text:style-name="P59"/>
      <text:p text:style-name="P59">EOFLINE <text:s/>. . . . . . . . . . . . <text:s/><text:tab/>NUMBER<text:tab/>0024<text:tab/></text:p>
      <text:p text:style-name="P59"/>
      <text:p text:style-name="P59">GREETING . . . . . . . . . . . . <text:s/><text:tab/>L BYTE<text:tab/>0010<text:tab/>DATA</text:p>
      <text:p text:style-name="P59"/>
      <text:p text:style-name="P59">HELLO <text:s/>. . . . . . . . . . . . . <text:s/><text:tab/>L BYTE<text:tab/>0000<text:tab/>DATA</text:p>
      <text:p text:style-name="P59"/>
      <text:p text:style-name="P59">MAIN . . . . . . . . . . . . . . <text:s/><text:tab/>F PROC<text:tab/>0005<text:tab/>CODE<text:tab/>Length = 0016</text:p>
      <text:p text:style-name="P59"/>
      <text:p text:style-name="P59">WRITEMSG . . . . . . . . . . . . <text:s/><text:tab/>N PROC<text:tab/>0000<text:tab/>CODE<text:tab/>Length = 0005</text:p>
      <text:p text:style-name="P59"/>
      <text:p text:style-name="P59">@CPU . . . . . . . . . . . . . . <text:s/><text:tab/>TEXT <text:s/>0101h<text:tab/><text:tab/></text:p>
      <text:p text:style-name="P59">@FILENAME <text:s/>. . . . . . . . . . . <text:s/><text:tab/>TEXT <text:s/>hello2<text:tab/><text:tab/></text:p>
      <text:p text:style-name="P59">@VERSION . . . . . . . . . . . . <text:s/><text:tab/>TEXT <text:s/>510<text:tab/><text:tab/></text:p>
      <text:p text:style-name="P59"/>
      <text:p text:style-name="P59"/>
      <text:p text:style-name="P59"><text:s text:c="5"/>52 Source <text:s/>Lines</text:p>
      <text:p text:style-name="P59"><text:s text:c="5"/>52 Total <text:s text:c="2"/>Lines</text:p>
      <text:p text:style-name="P59"><text:s text:c="5"/>13 Symbols</text:p>
      <text:p text:style-name="P59"/>
      <text:p text:style-name="P59"><text:s text:c="2"/>47986 + 459271 Bytes symbol space free</text:p>
      <text:p text:style-name="P59"/>
      <text:p text:style-name="P59"><text:s text:c="6"/>0 Warning Errors</text:p>
      <text:p text:style-name="P59"><text:s text:c="6"/>0 Severe <text:s/>Erro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class="text"/>
    <style:style style:name="Times14_5f_РИО2" style:display-name="Times14_РИО2" style:family="paragraph" style:parent-style-name="Standard">
      <style:paragraph-properties fo:margin-left="0cm" fo:margin-right="0cm" fo:line-height="0.55cm" fo:text-indent="1.251cm" style:auto-text-indent="false" style:vertical-align="auto">
        <style:tab-stops>
          <style:tab-stop style:position="1.251cm"/>
        </style:tab-stops>
      </style:paragraph-properties>
      <style:text-properties fo:font-size="14pt" style:font-size-asian="14pt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.282cm" style:contextual-spacing="false" fo:line-height="108%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12:24:58.041000000</dc:date>
    <meta:editing-duration>PT38M27S</meta:editing-duration>
    <meta:editing-cycles>6</meta:editing-cycles>
    <meta:generator>LibreOffice/7.3.0.3$Windows_x86 LibreOffice_project/0f246aa12d0eee4a0f7adcefbf7c878fc2238db3</meta:generator>
    <meta:document-statistic meta:table-count="3" meta:image-count="0" meta:object-count="0" meta:page-count="15" meta:paragraph-count="511" meta:word-count="2332" meta:character-count="16014" meta:non-whitespace-character-count="10639"/>
  </office:meta>
</office:document-meta>
</file>